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First</text:p>
          </table:table-cell>
          <table:table-cell office:value-type="time" office:time-value="PT10H15M27.000S" table:style-name="ce9">
            <text:p>10:15:27</text:p>
          </table:table-cell>
          <table:table-cell office:value-type="string" table:style-name="ce12">
            <text:p>Last</text:p>
          </table:table-cell>
          <table:table-cell office:value-type="time" office:time-value="PT10H23M27.000S" table:style-name="ce9">
            <text:p>10:23:2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1.03529411764706" table:style-name="ce13">
            <text:p>11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7.964705882352934" table:style-name="ce14">
            <text:p>28.0</text:p>
          </table:table-cell>
          <table:table-cell office:value-type="float" office:value="7" table:style-name="ce14">
            <text:p>7.0</text:p>
          </table:table-cell>
          <table:table-cell office:value-type="float" office:value="0.15294117647058827" table:style-name="ce14">
            <text:p>0.2</text:p>
          </table:table-cell>
          <table:table-cell office:value-type="float" office:value="64.888235294117649" table:style-name="ce14">
            <text:p>64.9</text:p>
          </table:table-cell>
          <table:table-cell office:value-type="float" office:value="34.964705882352938" table:style-name="ce14">
            <text:p>35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5.6" table:style-name="ce13">
            <text:p>2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8.5" table:style-name="ce14">
            <text:p>88.5</text:p>
          </table:table-cell>
          <table:table-cell office:value-type="float" office:value="19.100000000000001" table:style-name="ce14">
            <text:p>19.1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99.4" table:style-name="ce14">
            <text:p>99.4</text:p>
          </table:table-cell>
          <table:table-cell office:value-type="float" office:value="97.9" table:style-name="ce14">
            <text:p>97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9626H19M57.000S" table:style-name="ce9">
            <text:p>10:19:5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3.1647034076567109" table:style-name="ce14">
            <text:p>3.2</text:p>
          </table:table-cell>
          <table:table-cell office:value-type="float" office:value="2.7285714285714286" table:style-name="ce14">
            <text:p>2.7</text:p>
          </table:table-cell>
          <table:table-cell office:value-type="float" office:value="7.1923076923076907" table:style-name="ce14">
            <text:p>7.2</text:p>
          </table:table-cell>
          <table:table-cell office:value-type="float" office:value="1.5318647448100806" table:style-name="ce14">
            <text:p>1.5</text:p>
          </table:table-cell>
          <table:table-cell office:value-type="float" office:value="2.7999663526244958" table:style-name="ce14">
            <text:p>2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920.85" table:style-name="ce13">
            <text:p>92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11-21T00:00:00" table:style-name="ce5">
            <text:p>21-Nov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7" table:style-name="ce4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15.260S" table:style-name="ce6">
            <text:p>00:10: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8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237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943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97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187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39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4887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7300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3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1677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56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4889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40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90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425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2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739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9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444087 10 481025 409245435 27690 21 5846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592745 0 132101 102212243 6733 21 4497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97326 0 143432 102266716 16860 0 539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596491 0 100542 102367335 3181 0 41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557524 10 104948 102399140 915 0 397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81443572 49 3304 0 0 0 0 2 0 1 0 0 0 1981 0 413249 68 0 0 0 0 0 0 0 22 0 0 0 0 0 0 0 0 1078682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31558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52443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9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81619854 0 21713947 1520854 36446420 413287 0 3101 6658134 99586 147645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133109701 29234733 <text:s text:c="3"/>0 <text:s text:c="3"/>0 <text:s text:c="3"/>0 <text:s text:c="4"/>0 <text:s text:c="9"/>0 <text:s text:c="8"/>0 2133109701 2923473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41657743 8983939 <text:s text:c="3"/>0 <text:s/>199 <text:s text:c="3"/>0 <text:s text:c="4"/>0 <text:s text:c="9"/>0 <text:s text:c="8"/>0 1181253668 397772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354 8144 829454 287140 394930 1651039 16396456 11252048 0 637976 11565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251 8114 828402 286612 394890 1651039 16396456 11252048 0 637888 11564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24 0 0 0 0 0 24 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36 0 0 0 0 0 436 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42 140926 21 19 6 53 49 44 20 0 1 0 4 2932736 414 4294967295 2494464 2594300 0 0 0 0 0 4096 536946211 4294967295 0 0 0 2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8983939 errors:0 dropped:199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97772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41657743 (641.6 MB) <text:s/>TX bytes:1181253668 (1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923473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923473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133109701 (2.1 GB) <text:s/>TX bytes:2133109701 (2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4 <text:s text:c="5"/>2846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3.97222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9.40278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7.9" table:style-name="ce1">
            <text:p>97.9</text:p>
          </table:table-cell>
          <table:table-cell office:value-type="float" office:value="2.1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54.3" table:style-name="ce1">
            <text:p>54.3</text:p>
          </table:table-cell>
          <table:table-cell office:value-type="float" office:value="45.699999999999996" table:style-name="ce1">
            <text:p>45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84.2" table:style-name="ce1">
            <text:p>84.2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88.5" table:style-name="ce1">
            <text:p>88.5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.8</text:p>
          </table:table-cell>
          <table:table-cell office:value-type="float" office:value="95.2" table:style-name="ce1">
            <text:p>95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80.3" table:style-name="ce1">
            <text:p>80.3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10.8" table:style-name="ce1">
            <text:p>10.8</text:p>
          </table:table-cell>
          <table:table-cell office:value-type="float" office:value="89.2" table:style-name="ce1">
            <text:p>89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87.2" table:style-name="ce1">
            <text:p>87.2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97.9" table:style-name="ce1">
            <text:p>97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26.7" table:style-name="ce1">
            <text:p>26.7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71.2" table:style-name="ce1">
            <text:p>71.2</text:p>
          </table:table-cell>
          <table:table-cell office:value-type="float" office:value="28.7" table:style-name="ce1">
            <text:p>2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" table:style-name="ce1">
            <text:p>0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21.9" table:style-name="ce1">
            <text:p>21.9</text:p>
          </table:table-cell>
          <table:table-cell office:value-type="float" office:value="8" table:style-name="ce1">
            <text:p>8</text:p>
          </table:table-cell>
          <table:table-cell office:value-type="float" office:value="0.3" table:style-name="ce1">
            <text:p>0.3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29.9" table:style-name="ce1">
            <text:p>29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11" table:style-name="ce1">
            <text:p>11</text:p>
          </table:table-cell>
          <table:table-cell office:value-type="float" office:value="5.5" table:style-name="ce1">
            <text:p>5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82.3" table:style-name="ce1">
            <text:p>82.3</text:p>
          </table:table-cell>
          <table:table-cell office:value-type="float" office:value="16.5" table:style-name="ce1">
            <text:p>1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95.4" table:style-name="ce1">
            <text:p>95.4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2.5" table:style-name="ce1">
            <text:p>2.5</text:p>
          </table:table-cell>
          <table:table-cell office:value-type="float" office:value="2.8" table:style-name="ce1">
            <text:p>2.8</text:p>
          </table:table-cell>
          <table:table-cell office:value-type="float" office:value="0.1" table:style-name="ce1">
            <text:p>0.1</text:p>
          </table:table-cell>
          <table:table-cell office:value-type="float" office:value="94.6" table:style-name="ce1">
            <text:p>94.6</text:p>
          </table:table-cell>
          <table:table-cell office:value-type="float" office:value="5.3" table:style-name="ce1">
            <text:p>5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.1" table:style-name="ce1">
            <text:p>0.1</text:p>
          </table:table-cell>
          <table:table-cell office:value-type="float" office:value="93.4" table:style-name="ce1">
            <text:p>93.4</text:p>
          </table:table-cell>
          <table:table-cell office:value-type="float" office:value="6.4" table:style-name="ce1">
            <text:p>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2.4" table:style-name="ce1">
            <text:p>2.4</text:p>
          </table:table-cell>
          <table:table-cell office:value-type="float" office:value="5.7" table:style-name="ce1">
            <text:p>5.7</text:p>
          </table:table-cell>
          <table:table-cell office:value-type="float" office:value="0.2" table:style-name="ce1">
            <text:p>0.2</text:p>
          </table:table-cell>
          <table:table-cell office:value-type="float" office:value="91.8" table:style-name="ce1">
            <text:p>91.8</text:p>
          </table:table-cell>
          <table:table-cell office:value-type="float" office:value="8.1" table:style-name="ce1">
            <text:p>8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7.4" table:style-name="ce1">
            <text:p>7.4</text:p>
          </table:table-cell>
          <table:table-cell office:value-type="float" office:value="15.9" table:style-name="ce1">
            <text:p>15.9</text:p>
          </table:table-cell>
          <table:table-cell office:value-type="float" office:value="0.3" table:style-name="ce1">
            <text:p>0.3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23.3" table:style-name="ce1">
            <text:p>23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5.2" table:style-name="ce1">
            <text:p>5.2</text:p>
          </table:table-cell>
          <table:table-cell office:value-type="float" office:value="11.8" table:style-name="ce1">
            <text:p>11.8</text:p>
          </table:table-cell>
          <table:table-cell office:value-type="float" office:value="0.2" table:style-name="ce1">
            <text:p>0.2</text:p>
          </table:table-cell>
          <table:table-cell office:value-type="float" office:value="82.8" table:style-name="ce1">
            <text:p>82.8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9.9" table:style-name="ce1">
            <text:p>9.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.1" table:style-name="ce1">
            <text:p>0.1</text:p>
          </table:table-cell>
          <table:table-cell office:value-type="float" office:value="70.900000000000006" table:style-name="ce1">
            <text:p>70.9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7.964705882352934" table:style-name="ce1">
            <text:p>27.96470588</text:p>
          </table:table-cell>
          <table:table-cell office:value-type="float" office:value="7" table:style-name="ce1">
            <text:p>7</text:p>
          </table:table-cell>
          <table:table-cell office:value-type="float" office:value="0.15294117647058827" table:style-name="ce1">
            <text:p>0.152941176</text:p>
          </table:table-cell>
          <table:table-cell office:value-type="float" office:value="64.888235294117649" table:style-name="ce1">
            <text:p>64.88823529</text:p>
          </table:table-cell>
          <table:table-cell office:value-type="float" office:value="34.964705882352938" table:style-name="ce1">
            <text:p>34.96470588</text:p>
          </table:table-cell>
          <table:table-cell table:number-columns-repeated="16378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7.388235294117649" table:style-name="ce11">
            <text:p>27.4</text:p>
          </table:table-cell>
          <table:table-cell office:value-type="float" office:value="6.0823529411764712" table:style-name="ce11">
            <text:p>6.1</text:p>
          </table:table-cell>
          <table:table-cell office:value-type="float" office:value="2.9411764705882353E-2" table:style-name="ce11">
            <text:p>0.0</text:p>
          </table:table-cell>
          <table:table-cell office:value-type="float" office:value="66.511764705882356" table:style-name="ce11">
            <text:p>6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27.311764705882347" table:style-name="ce11">
            <text:p>27.3</text:p>
          </table:table-cell>
          <table:table-cell office:value-type="float" office:value="7.5882352941176467" table:style-name="ce11">
            <text:p>7.6</text:p>
          </table:table-cell>
          <table:table-cell office:value-type="float" office:value="0.38235294117647056" table:style-name="ce11">
            <text:p>0.4</text:p>
          </table:table-cell>
          <table:table-cell office:value-type="float" office:value="64.711764705882345" table:style-name="ce11">
            <text:p>6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28.582352941176481" table:style-name="ce11">
            <text:p>28.6</text:p>
          </table:table-cell>
          <table:table-cell office:value-type="float" office:value="7.0117647058823538" table:style-name="ce11">
            <text:p>7.0</text:p>
          </table:table-cell>
          <table:table-cell office:value-type="float" office:value="0.15294117647058827" table:style-name="ce11">
            <text:p>0.2</text:p>
          </table:table-cell>
          <table:table-cell office:value-type="float" office:value="64.229411764705887" table:style-name="ce11">
            <text:p>6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8.352941176470591" table:style-name="ce11">
            <text:p>28.4</text:p>
          </table:table-cell>
          <table:table-cell office:value-type="float" office:value="7.0823529411764721" table:style-name="ce11">
            <text:p>7.1</text:p>
          </table:table-cell>
          <table:table-cell office:value-type="float" office:value="2.3529411764705882E-2" table:style-name="ce11">
            <text:p>0.0</text:p>
          </table:table-cell>
          <table:table-cell office:value-type="float" office:value="64.517647058823528" table:style-name="ce11">
            <text:p>64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3.97222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9.40278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0" table:style-name="ce1">
            <text:p>0</text:p>
          </table:table-cell>
          <table:table-cell office:value-type="float" office:value="158.6" table:style-name="ce1">
            <text:p>158.6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0" table:style-name="ce1">
            <text:p>0</text:p>
          </table:table-cell>
          <table:table-cell office:value-type="float" office:value="1004.8" table:style-name="ce1">
            <text:p>1004.8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5.8" table:style-name="ce1">
            <text:p>5.8</text:p>
          </table:table-cell>
          <table:table-cell table:number-columns-repeated="16380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0" table:style-name="ce1">
            <text:p>0</text:p>
          </table:table-cell>
          <table:table-cell office:value-type="float" office:value="82.2" table:style-name="ce1">
            <text:p>82.2</text:p>
          </table:table-cell>
          <table:table-cell office:value-type="float" office:value="8.6" table:style-name="ce1">
            <text:p>8.6</text:p>
          </table:table-cell>
          <table:table-cell table:number-columns-repeated="16380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0" table:style-name="ce1">
            <text:p>0</text:p>
          </table:table-cell>
          <table:table-cell office:value-type="float" office:value="4264" table:style-name="ce1">
            <text:p>4264</text:p>
          </table:table-cell>
          <table:table-cell office:value-type="float" office:value="17.8" table:style-name="ce1">
            <text:p>17.8</text:p>
          </table:table-cell>
          <table:table-cell table:number-columns-repeated="16380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0" table:style-name="ce1">
            <text:p>0</text:p>
          </table:table-cell>
          <table:table-cell office:value-type="float" office:value="3828" table:style-name="ce1">
            <text:p>3828</text:p>
          </table:table-cell>
          <table:table-cell office:value-type="float" office:value="16.600000000000001" table:style-name="ce1">
            <text:p>16.6</text:p>
          </table:table-cell>
          <table:table-cell table:number-columns-repeated="16380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0" table:style-name="ce1">
            <text:p>0</text:p>
          </table:table-cell>
          <table:table-cell office:value-type="float" office:value="188.2" table:style-name="ce1">
            <text:p>188.2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0" table:style-name="ce1">
            <text:p>0</text:p>
          </table:table-cell>
          <table:table-cell office:value-type="float" office:value="1198" table:style-name="ce1">
            <text:p>1198</text:p>
          </table:table-cell>
          <table:table-cell office:value-type="float" office:value="9.4" table:style-name="ce1">
            <text:p>9.4</text:p>
          </table:table-cell>
          <table:table-cell table:number-columns-repeated="16380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0" table:style-name="ce1">
            <text:p>0</text:p>
          </table:table-cell>
          <table:table-cell office:value-type="float" office:value="6780.4" table:style-name="ce1">
            <text:p>6780.4</text:p>
          </table:table-cell>
          <table:table-cell office:value-type="float" office:value="25.6" table:style-name="ce1">
            <text:p>25.6</text:p>
          </table:table-cell>
          <table:table-cell table:number-columns-repeated="16380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0" table:style-name="ce1">
            <text:p>0</text:p>
          </table:table-cell>
          <table:table-cell office:value-type="float" office:value="1340" table:style-name="ce1">
            <text:p>1340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0" table:style-name="ce1">
            <text:p>0</text:p>
          </table:table-cell>
          <table:table-cell office:value-type="float" office:value="1929.6" table:style-name="ce1">
            <text:p>1929.6</text:p>
          </table:table-cell>
          <table:table-cell office:value-type="float" office:value="14.2" table:style-name="ce1">
            <text:p>14.2</text:p>
          </table:table-cell>
          <table:table-cell table:number-columns-repeated="16380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0" table:style-name="ce1">
            <text:p>0</text:p>
          </table:table-cell>
          <table:table-cell office:value-type="float" office:value="2078" table:style-name="ce1">
            <text:p>207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0" table:style-name="ce1">
            <text:p>0</text:p>
          </table:table-cell>
          <table:table-cell office:value-type="float" office:value="1344.4" table:style-name="ce1">
            <text:p>1344.4</text:p>
          </table:table-cell>
          <table:table-cell office:value-type="float" office:value="12.8" table:style-name="ce1">
            <text:p>12.8</text:p>
          </table:table-cell>
          <table:table-cell table:number-columns-repeated="16380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0" table:style-name="ce1">
            <text:p>0</text:p>
          </table:table-cell>
          <table:table-cell office:value-type="float" office:value="2469.1999999999998" table:style-name="ce1">
            <text:p>2469.2</text:p>
          </table:table-cell>
          <table:table-cell office:value-type="float" office:value="17.2" table:style-name="ce1">
            <text:p>17.2</text:p>
          </table:table-cell>
          <table:table-cell table:number-columns-repeated="16380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0" table:style-name="ce1">
            <text:p>0</text:p>
          </table:table-cell>
          <table:table-cell office:value-type="float" office:value="2329" table:style-name="ce1">
            <text:p>2329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0" table:style-name="ce1">
            <text:p>0</text:p>
          </table:table-cell>
          <table:table-cell office:value-type="float" office:value="1659.6" table:style-name="ce1">
            <text:p>1659.6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8)" table:style-name="ce8">
            <text:p>0.0</text:p>
          </table:table-cell>
          <table:table-cell office:value-type="float" office:value="1805.5882352941176" table:formula="msoxl:=AVERAGE(C2:C18)" table:style-name="ce8">
            <text:p>1805.6</text:p>
          </table:table-cell>
          <table:table-cell office:value-type="float" office:value="11.03529411764706" table:formula="msoxl:=AVERAGE(D2:D18)" table:style-name="ce8">
            <text:p>11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20=0,0,MAX(SUMPRODUCT(B2:B18,B2:B18)/SUM(B2:B18)-B20,0))" table:style-name="ce8">
            <text:p>0.0</text:p>
          </table:table-cell>
          <table:table-cell office:value-type="float" office:value="1688.2334151375489" table:formula="msoxl:=IF(C20=0,0,MAX(SUMPRODUCT(C2:C18,C2:C18)/SUM(C2:C18)-C20,0))" table:style-name="ce8">
            <text:p>1688.2</text:p>
          </table:table-cell>
          <table:table-cell office:value-type="float" office:value="3.6056440486642423" table:formula="msoxl:=IF(D20=0,0,MAX(SUMPRODUCT(D2:D18,D2:D18)/SUM(D2:D18)-D20,0))" table:style-name="ce8">
            <text:p>3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8)-B20-B21)" table:style-name="ce8">
            <text:p>0.0</text:p>
          </table:table-cell>
          <table:table-cell office:value-type="float" office:value="3286.5783495683336" table:formula="msoxl:=ABS(MAX(C2:C18)-C20-C21)" table:style-name="ce8">
            <text:p>3286.6</text:p>
          </table:table-cell>
          <table:table-cell office:value-type="float" office:value="10.959061833688699" table:formula="msoxl:=ABS(MAX(D2:D18)-D20-D21)" table:style-name="ce8">
            <text:p>11.0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3.97222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9.40278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8" table:style-name="ce1">
            <text:p>238</text:p>
          </table:table-cell>
          <table:table-cell table:number-columns-repeated="1612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103.2" table:style-name="ce1">
            <text:p>103.2</text:p>
          </table:table-cell>
          <table:table-cell office:value-type="float" office:value="103.2" table:style-name="ce1">
            <text:p>10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6.4" table:style-name="ce1">
            <text:p>206.4</text:p>
          </table:table-cell>
          <table:table-cell table:number-columns-repeated="1612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7.2" table:style-name="ce1">
            <text:p>7.2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4" table:style-name="ce1">
            <text:p>14.4</text:p>
          </table:table-cell>
          <table:table-cell table:number-columns-repeated="1612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9.6" table:style-name="ce1">
            <text:p>9.6</text:p>
          </table:table-cell>
          <table:table-cell office:value-type="float" office:value="9.6" table:style-name="ce1">
            <text:p>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.2" table:style-name="ce1">
            <text:p>19.2</text:p>
          </table:table-cell>
          <table:table-cell table:number-columns-repeated="1612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240.5" table:style-name="ce1">
            <text:p>240.5</text:p>
          </table:table-cell>
          <table:table-cell office:value-type="float" office:value="240.5" table:style-name="ce1">
            <text:p>24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1" table:style-name="ce1">
            <text:p>481</text:p>
          </table:table-cell>
          <table:table-cell table:number-columns-repeated="1612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229.7" table:style-name="ce1">
            <text:p>229.7</text:p>
          </table:table-cell>
          <table:table-cell office:value-type="float" office:value="229.7" table:style-name="ce1">
            <text:p>22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9.4" table:style-name="ce1">
            <text:p>459.4</text:p>
          </table:table-cell>
          <table:table-cell table:number-columns-repeated="1612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7.80000000000001" table:style-name="ce1">
            <text:p>137.8</text:p>
          </table:table-cell>
          <table:table-cell table:number-columns-repeated="1612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127.5" table:style-name="ce1">
            <text:p>127.5</text:p>
          </table:table-cell>
          <table:table-cell office:value-type="float" office:value="127.5" table:style-name="ce1">
            <text:p>12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5" table:style-name="ce1">
            <text:p>255</text:p>
          </table:table-cell>
          <table:table-cell table:number-columns-repeated="1612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264.89999999999998" table:style-name="ce1">
            <text:p>264.9</text:p>
          </table:table-cell>
          <table:table-cell office:value-type="float" office:value="264.89999999999998" table:style-name="ce1">
            <text:p>26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9.79999999999995" table:style-name="ce1">
            <text:p>529.8</text:p>
          </table:table-cell>
          <table:table-cell table:number-columns-repeated="1612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112.9" table:style-name="ce1">
            <text:p>112.9</text:p>
          </table:table-cell>
          <table:table-cell office:value-type="float" office:value="112.9" table:style-name="ce1">
            <text:p>11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5.8" table:style-name="ce1">
            <text:p>225.8</text:p>
          </table:table-cell>
          <table:table-cell table:number-columns-repeated="1612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135.9" table:style-name="ce1">
            <text:p>135.9</text:p>
          </table:table-cell>
          <table:table-cell office:value-type="float" office:value="135.9" table:style-name="ce1">
            <text:p>13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1.8" table:style-name="ce1">
            <text:p>271.8</text:p>
          </table:table-cell>
          <table:table-cell table:number-columns-repeated="1612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149.1" table:style-name="ce1">
            <text:p>149.1</text:p>
          </table:table-cell>
          <table:table-cell office:value-type="float" office:value="149.1" table:style-name="ce1">
            <text:p>14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8.2" table:style-name="ce1">
            <text:p>298.2</text:p>
          </table:table-cell>
          <table:table-cell table:number-columns-repeated="1612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0" table:style-name="ce1">
            <text:p>210</text:p>
          </table:table-cell>
          <table:table-cell table:number-columns-repeated="1612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6" table:style-name="ce1">
            <text:p>286</text:p>
          </table:table-cell>
          <table:table-cell table:number-columns-repeated="1612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203.1" table:style-name="ce1">
            <text:p>203.1</text:p>
          </table:table-cell>
          <table:table-cell office:value-type="float" office:value="203.1" table:style-name="ce1">
            <text:p>20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6.2" table:style-name="ce1">
            <text:p>406.2</text:p>
          </table:table-cell>
          <table:table-cell table:number-columns-repeated="1612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196" table:style-name="ce1">
            <text:p>196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2" table:style-name="ce1">
            <text:p>39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0.3235294117647" table:formula="msoxl:=AVERAGE(B2:B18)" table:style-name="ce8">
            <text:p>130.3</text:p>
          </table:table-cell>
          <table:table-cell office:value-type="float" office:value="130.3235294117647" table:formula="msoxl:=AVERAGE(C2:C18)" table:style-name="ce8">
            <text:p>130.3</text:p>
          </table:table-cell>
          <table:table-cell office:value-type="float" office:value="0" table:formula="msoxl:=AVERAGE(D2:D18)" table:style-name="ce8">
            <text:p>0.0</text:p>
          </table:table-cell>
          <table:table-cell office:value-type="float" office:value="0" table:formula="msoxl:=AVERAGE(E2:E1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6.304179908930394" table:formula="msoxl:=IF(B20=0,0,MAX(SUMPRODUCT(B2:B18,B2:B18)/SUM(B2:B18)-B20,0))" table:style-name="ce8">
            <text:p>46.3</text:p>
          </table:table-cell>
          <table:table-cell office:value-type="float" office:value="46.304179908930394" table:formula="msoxl:=IF(C20=0,0,MAX(SUMPRODUCT(C2:C18,C2:C18)/SUM(C2:C18)-C20,0))" table:style-name="ce8">
            <text:p>46.3</text:p>
          </table:table-cell>
          <table:table-cell office:value-type="float" office:value="0" table:formula="msoxl:=IF(D20=0,0,MAX(SUMPRODUCT(D2:D18,D2:D18)/SUM(D2:D18)-D20,0))" table:style-name="ce8">
            <text:p>0.0</text:p>
          </table:table-cell>
          <table:table-cell office:value-type="float" office:value="0" table:formula="msoxl:=IF(E20=0,0,MAX(SUMPRODUCT(E2:E18,E2:E18)/SUM(E2:E18)-E2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8.272290679304888" table:formula="msoxl:=ABS(MAX(B2:B18)-B20-B21)" table:style-name="ce8">
            <text:p>88.3</text:p>
          </table:table-cell>
          <table:table-cell office:value-type="float" office:value="88.272290679304888" table:formula="msoxl:=ABS(MAX(C2:C18)-C20-C21)" table:style-name="ce8">
            <text:p>88.3</text:p>
          </table:table-cell>
          <table:table-cell office:value-type="float" office:value="0" table:formula="msoxl:=ABS(MAX(D2:D18)-D20-D21)" table:style-name="ce8">
            <text:p>0.0</text:p>
          </table:table-cell>
          <table:table-cell office:value-type="float" office:value="0" table:formula="msoxl:=ABS(MAX(E2:E18)-E20-E2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76.62770932069509" table:formula="msoxl:=B20+ B21" table:style-name="ce8">
            <text:p>176.6</text:p>
          </table:table-cell>
          <table:table-cell office:value-type="float" office:value="176.62770932069509" table:formula="msoxl:=C20+ C21" table:style-name="ce8">
            <text:p>176.6</text:p>
          </table:table-cell>
          <table:table-cell office:value-type="float" office:value="0" table:formula="msoxl:=D20+ D21" table:style-name="ce8">
            <text:p>0.0</text:p>
          </table:table-cell>
          <table:table-cell office:value-type="float" office:value="0" table:formula="msoxl:=E20+ E21" table:style-name="ce8">
            <text:p>0.0</text:p>
          </table:table-cell>
          <table:table-cell table:number-columns-repeated="16379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3.97222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9.40278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" table:style-name="ce1">
            <text:p>9.1</text:p>
          </table:table-cell>
          <table:table-cell table:number-columns-repeated="1612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2" table:style-name="ce1">
            <text:p>13.2</text:p>
          </table:table-cell>
          <table:table-cell table:number-columns-repeated="1612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2.1" table:style-name="ce1">
            <text:p>2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3000000000000007" table:style-name="ce1">
            <text:p>4.3</text:p>
          </table:table-cell>
          <table:table-cell table:number-columns-repeated="1612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382352941176471" table:formula="msoxl:=AVERAGE(B2:B18)" table:style-name="ce8">
            <text:p>2.4</text:p>
          </table:table-cell>
          <table:table-cell office:value-type="float" office:value="2.382352941176471" table:formula="msoxl:=AVERAGE(C2:C18)" table:style-name="ce8">
            <text:p>2.4</text:p>
          </table:table-cell>
          <table:table-cell office:value-type="float" office:value="0" table:formula="msoxl:=AVERAGE(D2:D18)" table:style-name="ce8">
            <text:p>0.0</text:p>
          </table:table-cell>
          <table:table-cell office:value-type="float" office:value="0" table:formula="msoxl:=AVERAGE(E2:E1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744371822803179" table:formula="msoxl:=IF(B20=0,0,MAX(SUMPRODUCT(B2:B18,B2:B18)/SUM(B2:B18)-B20,0))" table:style-name="ce8">
            <text:p>1.4</text:p>
          </table:table-cell>
          <table:table-cell office:value-type="float" office:value="1.3625853304284656" table:formula="msoxl:=IF(C20=0,0,MAX(SUMPRODUCT(C2:C18,C2:C18)/SUM(C2:C18)-C20,0))" table:style-name="ce8">
            <text:p>1.4</text:p>
          </table:table-cell>
          <table:table-cell office:value-type="float" office:value="0" table:formula="msoxl:=IF(D20=0,0,MAX(SUMPRODUCT(D2:D18,D2:D18)/SUM(D2:D18)-D20,0))" table:style-name="ce8">
            <text:p>0.0</text:p>
          </table:table-cell>
          <table:table-cell office:value-type="float" office:value="0" table:formula="msoxl:=IF(E20=0,0,MAX(SUMPRODUCT(E2:E18,E2:E18)/SUM(E2:E18)-E2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8432098765432108" table:formula="msoxl:=ABS(MAX(B2:B18)-B20-B21)" table:style-name="ce8">
            <text:p>2.8</text:p>
          </table:table-cell>
          <table:table-cell office:value-type="float" office:value="2.855061728395063" table:formula="msoxl:=ABS(MAX(C2:C18)-C20-C21)" table:style-name="ce8">
            <text:p>2.9</text:p>
          </table:table-cell>
          <table:table-cell office:value-type="float" office:value="0" table:formula="msoxl:=ABS(MAX(D2:D18)-D20-D21)" table:style-name="ce8">
            <text:p>0.0</text:p>
          </table:table-cell>
          <table:table-cell office:value-type="float" office:value="0" table:formula="msoxl:=ABS(MAX(E2:E18)-E20-E2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7567901234567889" table:formula="msoxl:=B20+ B21" table:style-name="ce8">
            <text:p>3.8</text:p>
          </table:table-cell>
          <table:table-cell office:value-type="float" office:value="3.7449382716049366" table:formula="msoxl:=C20+ C21" table:style-name="ce8">
            <text:p>3.7</text:p>
          </table:table-cell>
          <table:table-cell office:value-type="float" office:value="0" table:formula="msoxl:=D20+ D21" table:style-name="ce8">
            <text:p>0.0</text:p>
          </table:table-cell>
          <table:table-cell office:value-type="float" office:value="0" table:formula="msoxl:=E20+ E21" table:style-name="ce8">
            <text:p>0.0</text:p>
          </table:table-cell>
          <table:table-cell table:number-columns-repeated="16379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3.97222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9.40278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8)" table:style-name="ce8">
            <text:p>0.0</text:p>
          </table:table-cell>
          <table:table-cell office:value-type="float" office:value="0" table:formula="msoxl:=AVERAGE(C2:C18)" table:style-name="ce8">
            <text:p>0.0</text:p>
          </table:table-cell>
          <table:table-cell office:value-type="float" office:value="0" table:formula="msoxl:=AVERAGE(D2:D18)" table:style-name="ce8">
            <text:p>0.0</text:p>
          </table:table-cell>
          <table:table-cell office:value-type="float" office:value="0" table:formula="msoxl:=AVERAGE(E2:E1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20=0,0,MAX(SUMPRODUCT(B2:B18,B2:B18)/SUM(B2:B18)-B20,0))" table:style-name="ce8">
            <text:p>0.0</text:p>
          </table:table-cell>
          <table:table-cell office:value-type="float" office:value="0" table:formula="msoxl:=IF(C20=0,0,MAX(SUMPRODUCT(C2:C18,C2:C18)/SUM(C2:C18)-C20,0))" table:style-name="ce8">
            <text:p>0.0</text:p>
          </table:table-cell>
          <table:table-cell office:value-type="float" office:value="0" table:formula="msoxl:=IF(D20=0,0,MAX(SUMPRODUCT(D2:D18,D2:D18)/SUM(D2:D18)-D20,0))" table:style-name="ce8">
            <text:p>0.0</text:p>
          </table:table-cell>
          <table:table-cell office:value-type="float" office:value="0" table:formula="msoxl:=IF(E20=0,0,MAX(SUMPRODUCT(E2:E18,E2:E18)/SUM(E2:E18)-E2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8)-B20-B21)" table:style-name="ce8">
            <text:p>0.0</text:p>
          </table:table-cell>
          <table:table-cell office:value-type="float" office:value="0" table:formula="msoxl:=ABS(MAX(C2:C18)-C20-C21)" table:style-name="ce8">
            <text:p>0.0</text:p>
          </table:table-cell>
          <table:table-cell office:value-type="float" office:value="0" table:formula="msoxl:=ABS(MAX(D2:D18)-D20-D21)" table:style-name="ce8">
            <text:p>0.0</text:p>
          </table:table-cell>
          <table:table-cell office:value-type="float" office:value="0" table:formula="msoxl:=ABS(MAX(E2:E18)-E20-E2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20+ B21" table:style-name="ce8">
            <text:p>0.0</text:p>
          </table:table-cell>
          <table:table-cell office:value-type="float" office:value="0" table:formula="msoxl:=C20+ C21" table:style-name="ce8">
            <text:p>0.0</text:p>
          </table:table-cell>
          <table:table-cell office:value-type="float" office:value="0" table:formula="msoxl:=D20+ D21" table:style-name="ce8">
            <text:p>0.0</text:p>
          </table:table-cell>
          <table:table-cell office:value-type="float" office:value="0" table:formula="msoxl:=E20+ E21" table:style-name="ce8">
            <text:p>0.0</text:p>
          </table:table-cell>
          <table:table-cell table:number-columns-repeated="16379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3.97222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9.40278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79.3" table:style-name="ce1">
            <text:p>79.3</text:p>
          </table:table-cell>
          <table:table-cell office:value-type="float" office:value="79.3" table:style-name="ce1">
            <text:p>7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8.6" table:style-name="ce1">
            <text:p>158.6</text:p>
          </table:table-cell>
          <table:table-cell table:number-columns-repeated="1612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502.4" table:style-name="ce1">
            <text:p>502.4</text:p>
          </table:table-cell>
          <table:table-cell office:value-type="float" office:value="502.4" table:style-name="ce1">
            <text:p>50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04.8" table:style-name="ce1">
            <text:p>1004.8</text:p>
          </table:table-cell>
          <table:table-cell table:number-columns-repeated="1612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20.5" table:style-name="ce1">
            <text:p>20.5</text:p>
          </table:table-cell>
          <table:table-cell office:value-type="float" office:value="20.5" table:style-name="ce1">
            <text:p>2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" table:style-name="ce1">
            <text:p>41</text:p>
          </table:table-cell>
          <table:table-cell table:number-columns-repeated="1612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41.1" table:style-name="ce1">
            <text:p>41.1</text:p>
          </table:table-cell>
          <table:table-cell office:value-type="float" office:value="41.1" table:style-name="ce1">
            <text:p>4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2" table:style-name="ce1">
            <text:p>82.2</text:p>
          </table:table-cell>
          <table:table-cell table:number-columns-repeated="1612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2132" table:style-name="ce1">
            <text:p>2132</text:p>
          </table:table-cell>
          <table:table-cell office:value-type="float" office:value="2132" table:style-name="ce1">
            <text:p>2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64" table:style-name="ce1">
            <text:p>4264</text:p>
          </table:table-cell>
          <table:table-cell table:number-columns-repeated="1612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28" table:style-name="ce1">
            <text:p>3828</text:p>
          </table:table-cell>
          <table:table-cell table:number-columns-repeated="1612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94.1" table:style-name="ce1">
            <text:p>94.1</text:p>
          </table:table-cell>
          <table:table-cell office:value-type="float" office:value="94.1" table:style-name="ce1">
            <text:p>9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8.2" table:style-name="ce1">
            <text:p>188.2</text:p>
          </table:table-cell>
          <table:table-cell table:number-columns-repeated="1612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599" table:style-name="ce1">
            <text:p>599</text:p>
          </table:table-cell>
          <table:table-cell office:value-type="float" office:value="599" table:style-name="ce1">
            <text:p>5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98" table:style-name="ce1">
            <text:p>1198</text:p>
          </table:table-cell>
          <table:table-cell table:number-columns-repeated="1612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3390.2" table:style-name="ce1">
            <text:p>3390.2</text:p>
          </table:table-cell>
          <table:table-cell office:value-type="float" office:value="3390.2" table:style-name="ce1">
            <text:p>339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780.4" table:style-name="ce1">
            <text:p>6780.4</text:p>
          </table:table-cell>
          <table:table-cell table:number-columns-repeated="1612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670" table:style-name="ce1">
            <text:p>670</text:p>
          </table:table-cell>
          <table:table-cell office:value-type="float" office:value="670" table:style-name="ce1">
            <text:p>6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40" table:style-name="ce1">
            <text:p>1340</text:p>
          </table:table-cell>
          <table:table-cell table:number-columns-repeated="1612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964.8" table:style-name="ce1">
            <text:p>964.8</text:p>
          </table:table-cell>
          <table:table-cell office:value-type="float" office:value="964.8" table:style-name="ce1">
            <text:p>96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29.6" table:style-name="ce1">
            <text:p>1929.6</text:p>
          </table:table-cell>
          <table:table-cell table:number-columns-repeated="1612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1039" table:style-name="ce1">
            <text:p>1039</text:p>
          </table:table-cell>
          <table:table-cell office:value-type="float" office:value="1039" table:style-name="ce1">
            <text:p>10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78" table:style-name="ce1">
            <text:p>2078</text:p>
          </table:table-cell>
          <table:table-cell table:number-columns-repeated="1612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672.2" table:style-name="ce1">
            <text:p>672.2</text:p>
          </table:table-cell>
          <table:table-cell office:value-type="float" office:value="672.2" table:style-name="ce1">
            <text:p>67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44.4" table:style-name="ce1">
            <text:p>1344.4</text:p>
          </table:table-cell>
          <table:table-cell table:number-columns-repeated="1612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1234.5999999999999" table:style-name="ce1">
            <text:p>1234.6</text:p>
          </table:table-cell>
          <table:table-cell office:value-type="float" office:value="1234.5999999999999" table:style-name="ce1">
            <text:p>123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69.1999999999998" table:style-name="ce1">
            <text:p>2469.2</text:p>
          </table:table-cell>
          <table:table-cell table:number-columns-repeated="1612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1164.5" table:style-name="ce1">
            <text:p>1164.5</text:p>
          </table:table-cell>
          <table:table-cell office:value-type="float" office:value="1164.5" table:style-name="ce1">
            <text:p>116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29" table:style-name="ce1">
            <text:p>2329</text:p>
          </table:table-cell>
          <table:table-cell table:number-columns-repeated="1612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829.8" table:style-name="ce1">
            <text:p>829.8</text:p>
          </table:table-cell>
          <table:table-cell office:value-type="float" office:value="829.8" table:style-name="ce1">
            <text:p>82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9.6" table:style-name="ce1">
            <text:p>1659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02.79411764705878" table:formula="msoxl:=AVERAGE(B2:B18)" table:style-name="ce8">
            <text:p>902.8</text:p>
          </table:table-cell>
          <table:table-cell office:value-type="float" office:value="902.79411764705878" table:formula="msoxl:=AVERAGE(C2:C18)" table:style-name="ce8">
            <text:p>902.8</text:p>
          </table:table-cell>
          <table:table-cell office:value-type="float" office:value="0" table:formula="msoxl:=AVERAGE(D2:D18)" table:style-name="ce8">
            <text:p>0.0</text:p>
          </table:table-cell>
          <table:table-cell office:value-type="float" office:value="0" table:formula="msoxl:=AVERAGE(E2:E1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44.11670756877447" table:formula="msoxl:=IF(B20=0,0,MAX(SUMPRODUCT(B2:B18,B2:B18)/SUM(B2:B18)-B20,0))" table:style-name="ce8">
            <text:p>844.1</text:p>
          </table:table-cell>
          <table:table-cell office:value-type="float" office:value="844.11670756877447" table:formula="msoxl:=IF(C20=0,0,MAX(SUMPRODUCT(C2:C18,C2:C18)/SUM(C2:C18)-C20,0))" table:style-name="ce8">
            <text:p>844.1</text:p>
          </table:table-cell>
          <table:table-cell office:value-type="float" office:value="0" table:formula="msoxl:=IF(D20=0,0,MAX(SUMPRODUCT(D2:D18,D2:D18)/SUM(D2:D18)-D20,0))" table:style-name="ce8">
            <text:p>0.0</text:p>
          </table:table-cell>
          <table:table-cell office:value-type="float" office:value="0" table:formula="msoxl:=IF(E20=0,0,MAX(SUMPRODUCT(E2:E18,E2:E18)/SUM(E2:E18)-E2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43.2891747841668" table:formula="msoxl:=ABS(MAX(B2:B18)-B20-B21)" table:style-name="ce8">
            <text:p>1643.3</text:p>
          </table:table-cell>
          <table:table-cell office:value-type="float" office:value="1643.2891747841668" table:formula="msoxl:=ABS(MAX(C2:C18)-C20-C21)" table:style-name="ce8">
            <text:p>1643.3</text:p>
          </table:table-cell>
          <table:table-cell office:value-type="float" office:value="0" table:formula="msoxl:=ABS(MAX(D2:D18)-D20-D21)" table:style-name="ce8">
            <text:p>0.0</text:p>
          </table:table-cell>
          <table:table-cell office:value-type="float" office:value="0" table:formula="msoxl:=ABS(MAX(E2:E18)-E20-E2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746.9108252158333" table:formula="msoxl:=B20+ B21" table:style-name="ce8">
            <text:p>1746.9</text:p>
          </table:table-cell>
          <table:table-cell office:value-type="float" office:value="1746.9108252158333" table:formula="msoxl:=C20+ C21" table:style-name="ce8">
            <text:p>1746.9</text:p>
          </table:table-cell>
          <table:table-cell office:value-type="float" office:value="0" table:formula="msoxl:=D20+ D21" table:style-name="ce8">
            <text:p>0.0</text:p>
          </table:table-cell>
          <table:table-cell office:value-type="float" office:value="0" table:formula="msoxl:=E20+ E21" table:style-name="ce8">
            <text:p>0.0</text:p>
          </table:table-cell>
          <table:table-cell table:number-columns-repeated="16379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3.97222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9.40278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8.9" table:style-name="ce1">
            <text:p>8.9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8" table:style-name="ce1">
            <text:p>17.8</text:p>
          </table:table-cell>
          <table:table-cell table:number-columns-repeated="1612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600000000000001" table:style-name="ce1">
            <text:p>16.6</text:p>
          </table:table-cell>
          <table:table-cell table:number-columns-repeated="1612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12.8" table:style-name="ce1">
            <text:p>12.8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.6" table:style-name="ce1">
            <text:p>25.6</text:p>
          </table:table-cell>
          <table:table-cell table:number-columns-repeated="1612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2" table:style-name="ce1">
            <text:p>14.2</text:p>
          </table:table-cell>
          <table:table-cell table:number-columns-repeated="1612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" table:style-name="ce1">
            <text:p>14</text:p>
          </table:table-cell>
          <table:table-cell table:number-columns-repeated="1612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6.4" table:style-name="ce1">
            <text:p>6.4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8" table:style-name="ce1">
            <text:p>12.8</text:p>
          </table:table-cell>
          <table:table-cell table:number-columns-repeated="1612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8.6" table:style-name="ce1">
            <text:p>8.6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2" table:style-name="ce1">
            <text:p>17.2</text:p>
          </table:table-cell>
          <table:table-cell table:number-columns-repeated="1612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5176470588235302" table:formula="msoxl:=AVERAGE(B2:B18)" table:style-name="ce8">
            <text:p>5.5</text:p>
          </table:table-cell>
          <table:table-cell office:value-type="float" office:value="5.5176470588235302" table:formula="msoxl:=AVERAGE(C2:C18)" table:style-name="ce8">
            <text:p>5.5</text:p>
          </table:table-cell>
          <table:table-cell office:value-type="float" office:value="0" table:formula="msoxl:=AVERAGE(D2:D18)" table:style-name="ce8">
            <text:p>0.0</text:p>
          </table:table-cell>
          <table:table-cell office:value-type="float" office:value="0" table:formula="msoxl:=AVERAGE(E2:E1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028220243321211" table:formula="msoxl:=IF(B20=0,0,MAX(SUMPRODUCT(B2:B18,B2:B18)/SUM(B2:B18)-B20,0))" table:style-name="ce8">
            <text:p>1.8</text:p>
          </table:table-cell>
          <table:table-cell office:value-type="float" office:value="1.8028220243321211" table:formula="msoxl:=IF(C20=0,0,MAX(SUMPRODUCT(C2:C18,C2:C18)/SUM(C2:C18)-C20,0))" table:style-name="ce8">
            <text:p>1.8</text:p>
          </table:table-cell>
          <table:table-cell office:value-type="float" office:value="0" table:formula="msoxl:=IF(D20=0,0,MAX(SUMPRODUCT(D2:D18,D2:D18)/SUM(D2:D18)-D20,0))" table:style-name="ce8">
            <text:p>0.0</text:p>
          </table:table-cell>
          <table:table-cell office:value-type="float" office:value="0" table:formula="msoxl:=IF(E20=0,0,MAX(SUMPRODUCT(E2:E18,E2:E18)/SUM(E2:E18)-E2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.4795309168443493" table:formula="msoxl:=ABS(MAX(B2:B18)-B20-B21)" table:style-name="ce8">
            <text:p>5.5</text:p>
          </table:table-cell>
          <table:table-cell office:value-type="float" office:value="5.4795309168443493" table:formula="msoxl:=ABS(MAX(C2:C18)-C20-C21)" table:style-name="ce8">
            <text:p>5.5</text:p>
          </table:table-cell>
          <table:table-cell office:value-type="float" office:value="0" table:formula="msoxl:=ABS(MAX(D2:D18)-D20-D21)" table:style-name="ce8">
            <text:p>0.0</text:p>
          </table:table-cell>
          <table:table-cell office:value-type="float" office:value="0" table:formula="msoxl:=ABS(MAX(E2:E18)-E20-E2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.3204690831556514" table:formula="msoxl:=B20+ B21" table:style-name="ce8">
            <text:p>7.3</text:p>
          </table:table-cell>
          <table:table-cell office:value-type="float" office:value="7.3204690831556514" table:formula="msoxl:=C20+ C21" table:style-name="ce8">
            <text:p>7.3</text:p>
          </table:table-cell>
          <table:table-cell office:value-type="float" office:value="0" table:formula="msoxl:=D20+ D21" table:style-name="ce8">
            <text:p>0.0</text:p>
          </table:table-cell>
          <table:table-cell office:value-type="float" office:value="0" table:formula="msoxl:=E20+ E21" table:style-name="ce8">
            <text:p>0.0</text:p>
          </table:table-cell>
          <table:table-cell table:number-columns-repeated="16379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3.97222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59.5" table:style-name="ce1">
            <text:p>5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60.6" table:style-name="ce1">
            <text:p>6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60.8" table:style-name="ce1">
            <text:p>6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61.1" table:style-name="ce1">
            <text:p>6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61.4" table:style-name="ce1">
            <text:p>6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61.6" table:style-name="ce1">
            <text:p>6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60.9" table:style-name="ce1">
            <text:p>6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9.652941176470591" table:formula="msoxl:=AVERAGE(B2:B18)" table:style-name="ce8">
            <text:p>59.7</text:p>
          </table:table-cell>
          <table:table-cell office:value-type="float" office:value="0" table:formula="msoxl:=AVERAGE(C2:C18)" table:style-name="ce8">
            <text:p>0.0</text:p>
          </table:table-cell>
          <table:table-cell office:value-type="float" office:value="0" table:formula="msoxl:=AVERAGE(D2:D18)" table:style-name="ce8">
            <text:p>0.0</text:p>
          </table:table-cell>
          <table:table-cell office:value-type="float" office:value="0" table:formula="msoxl:=AVERAGE(E2:E18)" table:style-name="ce8">
            <text:p>0.0</text:p>
          </table:table-cell>
          <table:table-cell office:value-type="float" office:value="0" table:formula="msoxl:=AVERAGE(F2:F1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9742976965941637E-2" table:formula="msoxl:=IF(B20=0,0,MAX(SUMPRODUCT(B2:B18,B2:B18)/SUM(B2:B18)-B20,0))" table:style-name="ce8">
            <text:p>0.0</text:p>
          </table:table-cell>
          <table:table-cell office:value-type="float" office:value="0" table:formula="msoxl:=IF(C20=0,0,MAX(SUMPRODUCT(C2:C18,C2:C18)/SUM(C2:C18)-C20,0))" table:style-name="ce8">
            <text:p>0.0</text:p>
          </table:table-cell>
          <table:table-cell office:value-type="float" office:value="0" table:formula="msoxl:=IF(D20=0,0,MAX(SUMPRODUCT(D2:D18,D2:D18)/SUM(D2:D18)-D20,0))" table:style-name="ce8">
            <text:p>0.0</text:p>
          </table:table-cell>
          <table:table-cell office:value-type="float" office:value="0" table:formula="msoxl:=IF(E20=0,0,MAX(SUMPRODUCT(E2:E18,E2:E18)/SUM(E2:E18)-E20,0))" table:style-name="ce8">
            <text:p>0.0</text:p>
          </table:table-cell>
          <table:table-cell office:value-type="float" office:value="0" table:formula="msoxl:=IF(F20=0,0,MAX(SUMPRODUCT(F2:F18,F2:F18)/SUM(F2:F18)-F2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9173158465634685" table:formula="msoxl:=ABS(MAX(B2:B18)-B20-B21)" table:style-name="ce8">
            <text:p>1.9</text:p>
          </table:table-cell>
          <table:table-cell office:value-type="float" office:value="0" table:formula="msoxl:=ABS(MAX(C2:C18)-C20-C21)" table:style-name="ce8">
            <text:p>0.0</text:p>
          </table:table-cell>
          <table:table-cell office:value-type="float" office:value="0" table:formula="msoxl:=ABS(MAX(D2:D18)-D20-D21)" table:style-name="ce8">
            <text:p>0.0</text:p>
          </table:table-cell>
          <table:table-cell office:value-type="float" office:value="0" table:formula="msoxl:=ABS(MAX(E2:E18)-E20-E21)" table:style-name="ce8">
            <text:p>0.0</text:p>
          </table:table-cell>
          <table:table-cell office:value-type="float" office:value="0" table:formula="msoxl:=ABS(MAX(F2:F18)-F20-F21)" table:style-name="ce8">
            <text:p>0.0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3.97222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9.40278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3.2" table:style-name="ce1">
            <text:p>4613.2</text:p>
          </table:table-cell>
          <table:table-cell office:value-type="float" office:value="4070.2" table:style-name="ce1">
            <text:p>4070.2</text:p>
          </table:table-cell>
          <table:table-cell office:value-type="float" office:value="543" table:style-name="ce1">
            <text:p>54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1.9" table:style-name="ce1">
            <text:p>741.9</text:p>
          </table:table-cell>
          <table:table-cell office:value-type="float" office:value="2166.9" table:style-name="ce1">
            <text:p>2166.9</text:p>
          </table:table-cell>
          <table:table-cell office:value-type="float" office:value="-1" table:style-name="ce1">
            <text:p>-1</text:p>
          </table:table-cell>
          <table:table-cell office:value-type="float" office:value="189.8" table:style-name="ce1">
            <text:p>189.8</text:p>
          </table:table-cell>
          <table:table-cell office:value-type="float" office:value="0" table:style-name="ce1">
            <text:p>0</text:p>
          </table:table-cell>
          <table:table-cell office:value-type="float" office:value="218.7" table:style-name="ce1">
            <text:p>218.7</text:p>
          </table:table-cell>
          <table:table-cell table:number-columns-repeated="1636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51.6000000000004" table:style-name="ce1">
            <text:p>4551.6</text:p>
          </table:table-cell>
          <table:table-cell office:value-type="float" office:value="4014.9" table:style-name="ce1">
            <text:p>4014.9</text:p>
          </table:table-cell>
          <table:table-cell office:value-type="float" office:value="536.6" table:style-name="ce1">
            <text:p>53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5" table:style-name="ce1">
            <text:p>755</text:p>
          </table:table-cell>
          <table:table-cell office:value-type="float" office:value="2213.1999999999998" table:style-name="ce1">
            <text:p>2213.2</text:p>
          </table:table-cell>
          <table:table-cell office:value-type="float" office:value="-1" table:style-name="ce1">
            <text:p>-1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227.9" table:style-name="ce1">
            <text:p>227.9</text:p>
          </table:table-cell>
          <table:table-cell table:number-columns-repeated="1636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0.3" table:style-name="ce1">
            <text:p>4500.3</text:p>
          </table:table-cell>
          <table:table-cell office:value-type="float" office:value="3962.5" table:style-name="ce1">
            <text:p>3962.5</text:p>
          </table:table-cell>
          <table:table-cell office:value-type="float" office:value="537.79999999999995" table:style-name="ce1">
            <text:p>537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5.3" table:style-name="ce1">
            <text:p>755.3</text:p>
          </table:table-cell>
          <table:table-cell office:value-type="float" office:value="2266" table:style-name="ce1">
            <text:p>2266</text:p>
          </table:table-cell>
          <table:table-cell office:value-type="float" office:value="-1" table:style-name="ce1">
            <text:p>-1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228" table:style-name="ce1">
            <text:p>228</text:p>
          </table:table-cell>
          <table:table-cell table:number-columns-repeated="1636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7.2" table:style-name="ce1">
            <text:p>4397.2</text:p>
          </table:table-cell>
          <table:table-cell office:value-type="float" office:value="3859.6" table:style-name="ce1">
            <text:p>3859.6</text:p>
          </table:table-cell>
          <table:table-cell office:value-type="float" office:value="537.6" table:style-name="ce1">
            <text:p>537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5.3" table:style-name="ce1">
            <text:p>755.3</text:p>
          </table:table-cell>
          <table:table-cell office:value-type="float" office:value="2369.6999999999998" table:style-name="ce1">
            <text:p>2369.7</text:p>
          </table:table-cell>
          <table:table-cell office:value-type="float" office:value="-1" table:style-name="ce1">
            <text:p>-1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228" table:style-name="ce1">
            <text:p>228</text:p>
          </table:table-cell>
          <table:table-cell table:number-columns-repeated="1636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77.9" table:style-name="ce1">
            <text:p>4077.9</text:p>
          </table:table-cell>
          <table:table-cell office:value-type="float" office:value="3541.6" table:style-name="ce1">
            <text:p>3541.6</text:p>
          </table:table-cell>
          <table:table-cell office:value-type="float" office:value="536.4" table:style-name="ce1">
            <text:p>536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.2</text:p>
          </table:table-cell>
          <table:table-cell office:value-type="float" office:value="2646.4" table:style-name="ce1">
            <text:p>2646.4</text:p>
          </table:table-cell>
          <table:table-cell office:value-type="float" office:value="-1" table:style-name="ce1">
            <text:p>-1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267.60000000000002" table:style-name="ce1">
            <text:p>267.6</text:p>
          </table:table-cell>
          <table:table-cell table:number-columns-repeated="1636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63.8" table:style-name="ce1">
            <text:p>4063.8</text:p>
          </table:table-cell>
          <table:table-cell office:value-type="float" office:value="3529.1" table:style-name="ce1">
            <text:p>3529.1</text:p>
          </table:table-cell>
          <table:table-cell office:value-type="float" office:value="534.6" table:style-name="ce1">
            <text:p>53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44.1" table:style-name="ce1">
            <text:p>844.1</text:p>
          </table:table-cell>
          <table:table-cell office:value-type="float" office:value="2637.2" table:style-name="ce1">
            <text:p>2637.2</text:p>
          </table:table-cell>
          <table:table-cell office:value-type="float" office:value="-1" table:style-name="ce1">
            <text:p>-1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290.60000000000002" table:style-name="ce1">
            <text:p>290.6</text:p>
          </table:table-cell>
          <table:table-cell table:number-columns-repeated="1636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80.6" table:style-name="ce1">
            <text:p>3980.6</text:p>
          </table:table-cell>
          <table:table-cell office:value-type="float" office:value="3445.1" table:style-name="ce1">
            <text:p>3445.1</text:p>
          </table:table-cell>
          <table:table-cell office:value-type="float" office:value="535.6" table:style-name="ce1">
            <text:p>535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5.9" table:style-name="ce1">
            <text:p>865.9</text:p>
          </table:table-cell>
          <table:table-cell office:value-type="float" office:value="2703.4" table:style-name="ce1">
            <text:p>2703.4</text:p>
          </table:table-cell>
          <table:table-cell office:value-type="float" office:value="-1" table:style-name="ce1">
            <text:p>-1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307.5" table:style-name="ce1">
            <text:p>307.5</text:p>
          </table:table-cell>
          <table:table-cell table:number-columns-repeated="1636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79.5" table:style-name="ce1">
            <text:p>3979.5</text:p>
          </table:table-cell>
          <table:table-cell office:value-type="float" office:value="3445" table:style-name="ce1">
            <text:p>3445</text:p>
          </table:table-cell>
          <table:table-cell office:value-type="float" office:value="534.6" table:style-name="ce1">
            <text:p>53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6.6" table:style-name="ce1">
            <text:p>866.6</text:p>
          </table:table-cell>
          <table:table-cell office:value-type="float" office:value="2703.4" table:style-name="ce1">
            <text:p>2703.4</text:p>
          </table:table-cell>
          <table:table-cell office:value-type="float" office:value="-1" table:style-name="ce1">
            <text:p>-1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308.2" table:style-name="ce1">
            <text:p>308.2</text:p>
          </table:table-cell>
          <table:table-cell table:number-columns-repeated="1636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11.7" table:style-name="ce1">
            <text:p>3911.7</text:p>
          </table:table-cell>
          <table:table-cell office:value-type="float" office:value="3375.9" table:style-name="ce1">
            <text:p>3375.9</text:p>
          </table:table-cell>
          <table:table-cell office:value-type="float" office:value="535.79999999999995" table:style-name="ce1">
            <text:p>535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9.1" table:style-name="ce1">
            <text:p>919.1</text:p>
          </table:table-cell>
          <table:table-cell office:value-type="float" office:value="2756.3" table:style-name="ce1">
            <text:p>2756.3</text:p>
          </table:table-cell>
          <table:table-cell office:value-type="float" office:value="-1" table:style-name="ce1">
            <text:p>-1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324.39999999999998" table:style-name="ce1">
            <text:p>324.4</text:p>
          </table:table-cell>
          <table:table-cell table:number-columns-repeated="1636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13.7" table:style-name="ce1">
            <text:p>4013.7</text:p>
          </table:table-cell>
          <table:table-cell office:value-type="float" office:value="3478.7" table:style-name="ce1">
            <text:p>3478.7</text:p>
          </table:table-cell>
          <table:table-cell office:value-type="float" office:value="535" table:style-name="ce1">
            <text:p>53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54.3" table:style-name="ce1">
            <text:p>954.3</text:p>
          </table:table-cell>
          <table:table-cell office:value-type="float" office:value="2619.6999999999998" table:style-name="ce1">
            <text:p>2619.7</text:p>
          </table:table-cell>
          <table:table-cell office:value-type="float" office:value="-1" table:style-name="ce1">
            <text:p>-1</text:p>
          </table:table-cell>
          <table:table-cell office:value-type="float" office:value="190.9" table:style-name="ce1">
            <text:p>190.9</text:p>
          </table:table-cell>
          <table:table-cell office:value-type="float" office:value="0" table:style-name="ce1">
            <text:p>0</text:p>
          </table:table-cell>
          <table:table-cell office:value-type="float" office:value="358.3" table:style-name="ce1">
            <text:p>358.3</text:p>
          </table:table-cell>
          <table:table-cell table:number-columns-repeated="1636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00.1" table:style-name="ce1">
            <text:p>4000.1</text:p>
          </table:table-cell>
          <table:table-cell office:value-type="float" office:value="3465.4" table:style-name="ce1">
            <text:p>3465.4</text:p>
          </table:table-cell>
          <table:table-cell office:value-type="float" office:value="534.70000000000005" table:style-name="ce1">
            <text:p>53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67.7" table:style-name="ce1">
            <text:p>967.7</text:p>
          </table:table-cell>
          <table:table-cell office:value-type="float" office:value="2622" table:style-name="ce1">
            <text:p>2622</text:p>
          </table:table-cell>
          <table:table-cell office:value-type="float" office:value="-1" table:style-name="ce1">
            <text:p>-1</text:p>
          </table:table-cell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369.4" table:style-name="ce1">
            <text:p>369.4</text:p>
          </table:table-cell>
          <table:table-cell table:number-columns-repeated="1636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85.6" table:style-name="ce1">
            <text:p>3985.6</text:p>
          </table:table-cell>
          <table:table-cell office:value-type="float" office:value="3451.1" table:style-name="ce1">
            <text:p>3451.1</text:p>
          </table:table-cell>
          <table:table-cell office:value-type="float" office:value="534.5" table:style-name="ce1">
            <text:p>534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81.6" table:style-name="ce1">
            <text:p>981.6</text:p>
          </table:table-cell>
          <table:table-cell office:value-type="float" office:value="2621.1999999999998" table:style-name="ce1">
            <text:p>2621.2</text:p>
          </table:table-cell>
          <table:table-cell office:value-type="float" office:value="-1" table:style-name="ce1">
            <text:p>-1</text:p>
          </table:table-cell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table:number-columns-repeated="1636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79.4" table:style-name="ce1">
            <text:p>3979.4</text:p>
          </table:table-cell>
          <table:table-cell office:value-type="float" office:value="3445.7" table:style-name="ce1">
            <text:p>3445.7</text:p>
          </table:table-cell>
          <table:table-cell office:value-type="float" office:value="533.79999999999995" table:style-name="ce1">
            <text:p>53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96.4" table:style-name="ce1">
            <text:p>996.4</text:p>
          </table:table-cell>
          <table:table-cell office:value-type="float" office:value="2611.5" table:style-name="ce1">
            <text:p>2611.5</text:p>
          </table:table-cell>
          <table:table-cell office:value-type="float" office:value="-1" table:style-name="ce1">
            <text:p>-1</text:p>
          </table:table-cell>
          <table:table-cell office:value-type="float" office:value="191.1" table:style-name="ce1">
            <text:p>191.1</text:p>
          </table:table-cell>
          <table:table-cell office:value-type="float" office:value="0" table:style-name="ce1">
            <text:p>0</text:p>
          </table:table-cell>
          <table:table-cell office:value-type="float" office:value="399.7" table:style-name="ce1">
            <text:p>399.7</text:p>
          </table:table-cell>
          <table:table-cell table:number-columns-repeated="1636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78.2" table:style-name="ce1">
            <text:p>3978.2</text:p>
          </table:table-cell>
          <table:table-cell office:value-type="float" office:value="3444.7" table:style-name="ce1">
            <text:p>3444.7</text:p>
          </table:table-cell>
          <table:table-cell office:value-type="float" office:value="533.5" table:style-name="ce1">
            <text:p>53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1015.8" table:style-name="ce1">
            <text:p>1015.8</text:p>
          </table:table-cell>
          <table:table-cell office:value-type="float" office:value="2595.6999999999998" table:style-name="ce1">
            <text:p>2595.7</text:p>
          </table:table-cell>
          <table:table-cell office:value-type="float" office:value="-1" table:style-name="ce1">
            <text:p>-1</text:p>
          </table:table-cell>
          <table:table-cell office:value-type="float" office:value="191.1" table:style-name="ce1">
            <text:p>191.1</text:p>
          </table:table-cell>
          <table:table-cell office:value-type="float" office:value="0" table:style-name="ce1">
            <text:p>0</text:p>
          </table:table-cell>
          <table:table-cell office:value-type="float" office:value="416.6" table:style-name="ce1">
            <text:p>416.6</text:p>
          </table:table-cell>
          <table:table-cell table:number-columns-repeated="1636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24.8" table:style-name="ce1">
            <text:p>4024.8</text:p>
          </table:table-cell>
          <table:table-cell office:value-type="float" office:value="3491.3" table:style-name="ce1">
            <text:p>3491.3</text:p>
          </table:table-cell>
          <table:table-cell office:value-type="float" office:value="533.5" table:style-name="ce1">
            <text:p>53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2532.4" table:style-name="ce1">
            <text:p>2532.4</text:p>
          </table:table-cell>
          <table:table-cell office:value-type="float" office:value="-1" table:style-name="ce1">
            <text:p>-1</text:p>
          </table:table-cell>
          <table:table-cell office:value-type="float" office:value="191.1" table:style-name="ce1">
            <text:p>191.1</text:p>
          </table:table-cell>
          <table:table-cell office:value-type="float" office:value="0" table:style-name="ce1">
            <text:p>0</text:p>
          </table:table-cell>
          <table:table-cell office:value-type="float" office:value="432.8" table:style-name="ce1">
            <text:p>432.8</text:p>
          </table:table-cell>
          <table:table-cell table:number-columns-repeated="1636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11.6000000000004" table:style-name="ce1">
            <text:p>4111.6</text:p>
          </table:table-cell>
          <table:table-cell office:value-type="float" office:value="3578.2" table:style-name="ce1">
            <text:p>3578.2</text:p>
          </table:table-cell>
          <table:table-cell office:value-type="float" office:value="533.4" table:style-name="ce1">
            <text:p>53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77.4" table:style-name="ce1">
            <text:p>977.4</text:p>
          </table:table-cell>
          <table:table-cell office:value-type="float" office:value="2481.4" table:style-name="ce1">
            <text:p>2481.4</text:p>
          </table:table-cell>
          <table:table-cell office:value-type="float" office:value="-1" table:style-name="ce1">
            <text:p>-1</text:p>
          </table:table-cell>
          <table:table-cell office:value-type="float" office:value="191.1" table:style-name="ce1">
            <text:p>191.1</text:p>
          </table:table-cell>
          <table:table-cell office:value-type="float" office:value="0" table:style-name="ce1">
            <text:p>0</text:p>
          </table:table-cell>
          <table:table-cell office:value-type="float" office:value="397" table:style-name="ce1">
            <text:p>397</text:p>
          </table:table-cell>
          <table:table-cell table:number-columns-repeated="1636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1.1000000000004" table:style-name="ce1">
            <text:p>4351.1</text:p>
          </table:table-cell>
          <table:table-cell office:value-type="float" office:value="3815.3" table:style-name="ce1">
            <text:p>3815.3</text:p>
          </table:table-cell>
          <table:table-cell office:value-type="float" office:value="535.79999999999995" table:style-name="ce1">
            <text:p>535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4.8" table:style-name="ce1">
            <text:p>764.8</text:p>
          </table:table-cell>
          <table:table-cell office:value-type="float" office:value="2402.3000000000002" table:style-name="ce1">
            <text:p>2402.3</text:p>
          </table:table-cell>
          <table:table-cell office:value-type="float" office:value="-1" table:style-name="ce1">
            <text:p>-1</text:p>
          </table:table-cell>
          <table:table-cell office:value-type="float" office:value="191.1" table:style-name="ce1">
            <text:p>191.1</text:p>
          </table:table-cell>
          <table:table-cell office:value-type="float" office:value="0" table:style-name="ce1">
            <text:p>0</text:p>
          </table:table-cell>
          <table:table-cell office:value-type="float" office:value="237.8" table:style-name="ce1">
            <text:p>237.8</text:p>
          </table:table-cell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3.97222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9.40278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4.83333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" table:style-name="ce1">
            <text:p>0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7" table:style-name="ce1">
            <text:p>4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1428.2" table:style-name="ce1">
            <text:p>1428.2</text:p>
          </table:table-cell>
          <table:table-cell office:value-type="float" office:value="278" table:style-name="ce1">
            <text:p>278</text:p>
          </table:table-cell>
          <table:table-cell office:value-type="float" office:value="1428.2" table:style-name="ce1">
            <text:p>1428.2</text:p>
          </table:table-cell>
          <table:table-cell office:value-type="float" office:value="607.6" table:style-name="ce1">
            <text:p>607.6</text:p>
          </table:table-cell>
          <table:table-cell office:value-type="float" office:value="2856.4" table:style-name="ce1">
            <text:p>2856.4</text:p>
          </table:table-cell>
          <table:table-cell office:value-type="float" office:value="885.6" table:style-name="ce1">
            <text:p>885.6</text:p>
          </table:table-cell>
          <table:table-cell office:value-type="float" office:value="1706.2" table:style-name="ce1">
            <text:p>1706.2</text:p>
          </table:table-cell>
          <table:table-cell office:value-type="float" office:value="-2035.8000000000002" table:style-name="ce1">
            <text:p>-2035.8</text:p>
          </table:table-cell>
          <table:table-cell table:number-columns-repeated="16375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7130.9" table:style-name="ce1">
            <text:p>7130.9</text:p>
          </table:table-cell>
          <table:table-cell office:value-type="float" office:value="114" table:style-name="ce1">
            <text:p>114</text:p>
          </table:table-cell>
          <table:table-cell office:value-type="float" office:value="7130.9" table:style-name="ce1">
            <text:p>7130.9</text:p>
          </table:table-cell>
          <table:table-cell office:value-type="float" office:value="74.7" table:style-name="ce1">
            <text:p>74.7</text:p>
          </table:table-cell>
          <table:table-cell office:value-type="float" office:value="14261.8" table:style-name="ce1">
            <text:p>14261.8</text:p>
          </table:table-cell>
          <table:table-cell office:value-type="float" office:value="188.7" table:style-name="ce1">
            <text:p>188.7</text:p>
          </table:table-cell>
          <table:table-cell office:value-type="float" office:value="7244.9" table:style-name="ce1">
            <text:p>7244.9</text:p>
          </table:table-cell>
          <table:table-cell office:value-type="float" office:value="-7205.5999999999995" table:style-name="ce1">
            <text:p>-7205.6</text:p>
          </table:table-cell>
          <table:table-cell table:number-columns-repeated="16375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4852.2" table:style-name="ce1">
            <text:p>4852.2</text:p>
          </table:table-cell>
          <table:table-cell office:value-type="float" office:value="5.4" table:style-name="ce1">
            <text:p>5.4</text:p>
          </table:table-cell>
          <table:table-cell office:value-type="float" office:value="4852.2" table:style-name="ce1">
            <text:p>4852.2</text:p>
          </table:table-cell>
          <table:table-cell office:value-type="float" office:value="0" table:style-name="ce1">
            <text:p>0</text:p>
          </table:table-cell>
          <table:table-cell office:value-type="float" office:value="9704.4" table:style-name="ce1">
            <text:p>9704.4</text:p>
          </table:table-cell>
          <table:table-cell office:value-type="float" office:value="5.4" table:style-name="ce1">
            <text:p>5.4</text:p>
          </table:table-cell>
          <table:table-cell office:value-type="float" office:value="4857.5999999999995" table:style-name="ce1">
            <text:p>4857.6</text:p>
          </table:table-cell>
          <table:table-cell office:value-type="float" office:value="-4852.2" table:style-name="ce1">
            <text:p>-4852.2</text:p>
          </table:table-cell>
          <table:table-cell table:number-columns-repeated="16375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4971" table:style-name="ce1">
            <text:p>4971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4971" table:style-name="ce1">
            <text:p>4971</text:p>
          </table:table-cell>
          <table:table-cell office:value-type="float" office:value="2371.5" table:style-name="ce1">
            <text:p>2371.5</text:p>
          </table:table-cell>
          <table:table-cell office:value-type="float" office:value="9942" table:style-name="ce1">
            <text:p>9942</text:p>
          </table:table-cell>
          <table:table-cell office:value-type="float" office:value="2412.1999999999998" table:style-name="ce1">
            <text:p>2412.2</text:p>
          </table:table-cell>
          <table:table-cell office:value-type="float" office:value="5011.7" table:style-name="ce1">
            <text:p>5011.7</text:p>
          </table:table-cell>
          <table:table-cell office:value-type="float" office:value="-7342.5" table:style-name="ce1">
            <text:p>-7342.5</text:p>
          </table:table-cell>
          <table:table-cell table:number-columns-repeated="16375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4757.1000000000004" table:style-name="ce1">
            <text:p>4757.1</text:p>
          </table:table-cell>
          <table:table-cell office:value-type="float" office:value="22.8" table:style-name="ce1">
            <text:p>22.8</text:p>
          </table:table-cell>
          <table:table-cell office:value-type="float" office:value="4757.1000000000004" table:style-name="ce1">
            <text:p>4757.1</text:p>
          </table:table-cell>
          <table:table-cell office:value-type="float" office:value="823" table:style-name="ce1">
            <text:p>823</text:p>
          </table:table-cell>
          <table:table-cell office:value-type="float" office:value="9514.2000000000007" table:style-name="ce1">
            <text:p>9514.2</text:p>
          </table:table-cell>
          <table:table-cell office:value-type="float" office:value="845.8" table:style-name="ce1">
            <text:p>845.8</text:p>
          </table:table-cell>
          <table:table-cell office:value-type="float" office:value="4779.9000000000005" table:style-name="ce1">
            <text:p>4779.9</text:p>
          </table:table-cell>
          <table:table-cell office:value-type="float" office:value="-5580.1" table:style-name="ce1">
            <text:p>-5580.1</text:p>
          </table:table-cell>
          <table:table-cell table:number-columns-repeated="16375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1187.5999999999999" table:style-name="ce1">
            <text:p>1187.6</text:p>
          </table:table-cell>
          <table:table-cell office:value-type="float" office:value="9.1" table:style-name="ce1">
            <text:p>9.1</text:p>
          </table:table-cell>
          <table:table-cell office:value-type="float" office:value="1187.5999999999999" table:style-name="ce1">
            <text:p>1187.6</text:p>
          </table:table-cell>
          <table:table-cell office:value-type="float" office:value="234.4" table:style-name="ce1">
            <text:p>234.4</text:p>
          </table:table-cell>
          <table:table-cell office:value-type="float" office:value="2375.1999999999998" table:style-name="ce1">
            <text:p>2375.2</text:p>
          </table:table-cell>
          <table:table-cell office:value-type="float" office:value="243.5" table:style-name="ce1">
            <text:p>243.5</text:p>
          </table:table-cell>
          <table:table-cell office:value-type="float" office:value="1196.6999999999998" table:style-name="ce1">
            <text:p>1196.7</text:p>
          </table:table-cell>
          <table:table-cell office:value-type="float" office:value="-1422" table:style-name="ce1">
            <text:p>-1422</text:p>
          </table:table-cell>
          <table:table-cell table:number-columns-repeated="16375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1.7" table:style-name="ce1">
            <text:p>1.7</text:p>
          </table:table-cell>
          <table:table-cell office:value-type="float" office:value="10.7" table:style-name="ce1">
            <text:p>10.7</text:p>
          </table:table-cell>
          <table:table-cell office:value-type="float" office:value="1.7" table:style-name="ce1">
            <text:p>1.7</text:p>
          </table:table-cell>
          <table:table-cell office:value-type="float" office:value="300.7" table:style-name="ce1">
            <text:p>300.7</text:p>
          </table:table-cell>
          <table:table-cell office:value-type="float" office:value="3.4" table:style-name="ce1">
            <text:p>3.4</text:p>
          </table:table-cell>
          <table:table-cell office:value-type="float" office:value="311.39999999999998" table:style-name="ce1">
            <text:p>311.4</text:p>
          </table:table-cell>
          <table:table-cell office:value-type="float" office:value="12.399999999999999" table:style-name="ce1">
            <text:p>12.4</text:p>
          </table:table-cell>
          <table:table-cell office:value-type="float" office:value="-302.39999999999998" table:style-name="ce1">
            <text:p>-302.4</text:p>
          </table:table-cell>
          <table:table-cell table:number-columns-repeated="16375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968.3" table:style-name="ce1">
            <text:p>968.3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968.3" table:style-name="ce1">
            <text:p>968.3</text:p>
          </table:table-cell>
          <table:table-cell office:value-type="float" office:value="351.9" table:style-name="ce1">
            <text:p>351.9</text:p>
          </table:table-cell>
          <table:table-cell office:value-type="float" office:value="1936.6" table:style-name="ce1">
            <text:p>1936.6</text:p>
          </table:table-cell>
          <table:table-cell office:value-type="float" office:value="371.29999999999995" table:style-name="ce1">
            <text:p>371.3</text:p>
          </table:table-cell>
          <table:table-cell office:value-type="float" office:value="987.69999999999993" table:style-name="ce1">
            <text:p>987.7</text:p>
          </table:table-cell>
          <table:table-cell office:value-type="float" office:value="-1320.1999999999998" table:style-name="ce1">
            <text:p>-1320.2</text:p>
          </table:table-cell>
          <table:table-cell table:number-columns-repeated="16375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751.1" table:style-name="ce1">
            <text:p>751.1</text:p>
          </table:table-cell>
          <table:table-cell office:value-type="float" office:value="6.3" table:style-name="ce1">
            <text:p>6.3</text:p>
          </table:table-cell>
          <table:table-cell office:value-type="float" office:value="751.1" table:style-name="ce1">
            <text:p>751.1</text:p>
          </table:table-cell>
          <table:table-cell office:value-type="float" office:value="100.8" table:style-name="ce1">
            <text:p>100.8</text:p>
          </table:table-cell>
          <table:table-cell office:value-type="float" office:value="1502.2" table:style-name="ce1">
            <text:p>1502.2</text:p>
          </table:table-cell>
          <table:table-cell office:value-type="float" office:value="107.1" table:style-name="ce1">
            <text:p>107.1</text:p>
          </table:table-cell>
          <table:table-cell office:value-type="float" office:value="757.4" table:style-name="ce1">
            <text:p>757.4</text:p>
          </table:table-cell>
          <table:table-cell office:value-type="float" office:value="-851.9" table:style-name="ce1">
            <text:p>-851.9</text:p>
          </table:table-cell>
          <table:table-cell table:number-columns-repeated="16375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232.4" table:style-name="ce1">
            <text:p>232.4</text:p>
          </table:table-cell>
          <table:table-cell office:value-type="float" office:value="3.1" table:style-name="ce1">
            <text:p>3.1</text:p>
          </table:table-cell>
          <table:table-cell office:value-type="float" office:value="232.4" table:style-name="ce1">
            <text:p>232.4</text:p>
          </table:table-cell>
          <table:table-cell office:value-type="float" office:value="30.3" table:style-name="ce1">
            <text:p>30.3</text:p>
          </table:table-cell>
          <table:table-cell office:value-type="float" office:value="464.8" table:style-name="ce1">
            <text:p>464.8</text:p>
          </table:table-cell>
          <table:table-cell office:value-type="float" office:value="33.4" table:style-name="ce1">
            <text:p>33.4</text:p>
          </table:table-cell>
          <table:table-cell office:value-type="float" office:value="235.5" table:style-name="ce1">
            <text:p>235.5</text:p>
          </table:table-cell>
          <table:table-cell office:value-type="float" office:value="-262.7" table:style-name="ce1">
            <text:p>-262.7</text:p>
          </table:table-cell>
          <table:table-cell table:number-columns-repeated="16375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167.8" table:style-name="ce1">
            <text:p>167.8</text:p>
          </table:table-cell>
          <table:table-cell office:value-type="float" office:value="3.4" table:style-name="ce1">
            <text:p>3.4</text:p>
          </table:table-cell>
          <table:table-cell office:value-type="float" office:value="167.8" table:style-name="ce1">
            <text:p>167.8</text:p>
          </table:table-cell>
          <table:table-cell office:value-type="float" office:value="23.1" table:style-name="ce1">
            <text:p>23.1</text:p>
          </table:table-cell>
          <table:table-cell office:value-type="float" office:value="335.6" table:style-name="ce1">
            <text:p>335.6</text:p>
          </table:table-cell>
          <table:table-cell office:value-type="float" office:value="26.5" table:style-name="ce1">
            <text:p>26.5</text:p>
          </table:table-cell>
          <table:table-cell office:value-type="float" office:value="171.20000000000002" table:style-name="ce1">
            <text:p>171.2</text:p>
          </table:table-cell>
          <table:table-cell office:value-type="float" office:value="-190.9" table:style-name="ce1">
            <text:p>-190.9</text:p>
          </table:table-cell>
          <table:table-cell table:number-columns-repeated="16375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299.89999999999998" table:style-name="ce1">
            <text:p>299.9</text:p>
          </table:table-cell>
          <table:table-cell office:value-type="float" office:value="3.9" table:style-name="ce1">
            <text:p>3.9</text:p>
          </table:table-cell>
          <table:table-cell office:value-type="float" office:value="299.89999999999998" table:style-name="ce1">
            <text:p>299.9</text:p>
          </table:table-cell>
          <table:table-cell office:value-type="float" office:value="27.6" table:style-name="ce1">
            <text:p>27.6</text:p>
          </table:table-cell>
          <table:table-cell office:value-type="float" office:value="599.79999999999995" table:style-name="ce1">
            <text:p>599.8</text:p>
          </table:table-cell>
          <table:table-cell office:value-type="float" office:value="31.5" table:style-name="ce1">
            <text:p>31.5</text:p>
          </table:table-cell>
          <table:table-cell office:value-type="float" office:value="303.79999999999995" table:style-name="ce1">
            <text:p>303.8</text:p>
          </table:table-cell>
          <table:table-cell office:value-type="float" office:value="-327.5" table:style-name="ce1">
            <text:p>-327.5</text:p>
          </table:table-cell>
          <table:table-cell table:number-columns-repeated="16375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181.8" table:style-name="ce1">
            <text:p>181.8</text:p>
          </table:table-cell>
          <table:table-cell office:value-type="float" office:value="3.8" table:style-name="ce1">
            <text:p>3.8</text:p>
          </table:table-cell>
          <table:table-cell office:value-type="float" office:value="181.8" table:style-name="ce1">
            <text:p>181.8</text:p>
          </table:table-cell>
          <table:table-cell office:value-type="float" office:value="14.6" table:style-name="ce1">
            <text:p>14.6</text:p>
          </table:table-cell>
          <table:table-cell office:value-type="float" office:value="363.6" table:style-name="ce1">
            <text:p>363.6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185.60000000000002" table:style-name="ce1">
            <text:p>185.6</text:p>
          </table:table-cell>
          <table:table-cell office:value-type="float" office:value="-196.4" table:style-name="ce1">
            <text:p>-196.4</text:p>
          </table:table-cell>
          <table:table-cell table:number-columns-repeated="16375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768.6" table:style-name="ce1">
            <text:p>768.6</text:p>
          </table:table-cell>
          <table:table-cell office:value-type="float" office:value="7.5" table:style-name="ce1">
            <text:p>7.5</text:p>
          </table:table-cell>
          <table:table-cell office:value-type="float" office:value="768.6" table:style-name="ce1">
            <text:p>768.6</text:p>
          </table:table-cell>
          <table:table-cell office:value-type="float" office:value="64.5" table:style-name="ce1">
            <text:p>64.5</text:p>
          </table:table-cell>
          <table:table-cell office:value-type="float" office:value="1537.2" table:style-name="ce1">
            <text:p>1537.2</text:p>
          </table:table-cell>
          <table:table-cell office:value-type="float" office:value="72" table:style-name="ce1">
            <text:p>72</text:p>
          </table:table-cell>
          <table:table-cell office:value-type="float" office:value="776.1" table:style-name="ce1">
            <text:p>776.1</text:p>
          </table:table-cell>
          <table:table-cell office:value-type="float" office:value="-833.1" table:style-name="ce1">
            <text:p>-833.1</text:p>
          </table:table-cell>
          <table:table-cell table:number-columns-repeated="16375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349.4" table:style-name="ce1">
            <text:p>349.4</text:p>
          </table:table-cell>
          <table:table-cell office:value-type="float" office:value="8.4" table:style-name="ce1">
            <text:p>8.4</text:p>
          </table:table-cell>
          <table:table-cell office:value-type="float" office:value="349.4" table:style-name="ce1">
            <text:p>349.4</text:p>
          </table:table-cell>
          <table:table-cell office:value-type="float" office:value="73.7" table:style-name="ce1">
            <text:p>73.7</text:p>
          </table:table-cell>
          <table:table-cell office:value-type="float" office:value="698.8" table:style-name="ce1">
            <text:p>698.8</text:p>
          </table:table-cell>
          <table:table-cell office:value-type="float" office:value="82.100000000000009" table:style-name="ce1">
            <text:p>82.1</text:p>
          </table:table-cell>
          <table:table-cell office:value-type="float" office:value="357.79999999999995" table:style-name="ce1">
            <text:p>357.8</text:p>
          </table:table-cell>
          <table:table-cell office:value-type="float" office:value="-423.09999999999997" table:style-name="ce1">
            <text:p>-423.1</text:p>
          </table:table-cell>
          <table:table-cell table:number-columns-repeated="16375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1134.4000000000001" table:style-name="ce1">
            <text:p>1134.4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134.4000000000001" table:style-name="ce1">
            <text:p>1134.4</text:p>
          </table:table-cell>
          <table:table-cell office:value-type="float" office:value="163.9" table:style-name="ce1">
            <text:p>163.9</text:p>
          </table:table-cell>
          <table:table-cell office:value-type="float" office:value="2268.8000000000002" table:style-name="ce1">
            <text:p>2268.8</text:p>
          </table:table-cell>
          <table:table-cell office:value-type="float" office:value="180.3" table:style-name="ce1">
            <text:p>180.3</text:p>
          </table:table-cell>
          <table:table-cell office:value-type="float" office:value="1150.8000000000002" table:style-name="ce1">
            <text:p>1150.8</text:p>
          </table:table-cell>
          <table:table-cell office:value-type="float" office:value="-1298.3000000000002" table:style-name="ce1">
            <text:p>-1298.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16.6117647058825" table:formula="msoxl:=AVERAGE(B2:B18)" table:style-name="ce8">
            <text:p>1716.6</text:p>
          </table:table-cell>
          <table:table-cell office:value-type="float" office:value="32.79999999999999" table:formula="msoxl:=AVERAGE(C2:C18)" table:style-name="ce8">
            <text:p>32.8</text:p>
          </table:table-cell>
          <table:table-cell office:value-type="float" office:value="1716.6117647058825" table:formula="msoxl:=AVERAGE(D2:D18)" table:style-name="ce8">
            <text:p>1716.6</text:p>
          </table:table-cell>
          <table:table-cell office:value-type="float" office:value="309.55882352941177" table:formula="msoxl:=AVERAGE(E2:E18)" table:style-name="ce8">
            <text:p>309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700.1317718092778" table:formula="msoxl:=IF(B20=0,0,MAX(SUMPRODUCT(B2:B18,B2:B18)/SUM(B2:B18)-B20,0))" table:style-name="ce8">
            <text:p>2700.1</text:p>
          </table:table-cell>
          <table:table-cell office:value-type="float" office:value="135.00401721664286" table:formula="msoxl:=IF(C20=0,0,MAX(SUMPRODUCT(C2:C18,C2:C18)/SUM(C2:C18)-C20,0))" table:style-name="ce8">
            <text:p>135.0</text:p>
          </table:table-cell>
          <table:table-cell office:value-type="float" office:value="2700.1317718092778" table:formula="msoxl:=IF(D20=0,0,MAX(SUMPRODUCT(D2:D18,D2:D18)/SUM(D2:D18)-D20,0))" table:style-name="ce8">
            <text:p>2700.1</text:p>
          </table:table-cell>
          <table:table-cell office:value-type="float" office:value="1019.5317246891157" table:formula="msoxl:=IF(E20=0,0,MAX(SUMPRODUCT(E2:E18,E2:E18)/SUM(E2:E18)-E20,0))" table:style-name="ce8">
            <text:p>1019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714.1564634848392" table:formula="msoxl:=ABS(MAX(B2:B18)-B20-B21)" table:style-name="ce8">
            <text:p>2714.2</text:p>
          </table:table-cell>
          <table:table-cell office:value-type="float" office:value="110.19598278335715" table:formula="msoxl:=ABS(MAX(C2:C18)-C20-C21)" table:style-name="ce8">
            <text:p>110.2</text:p>
          </table:table-cell>
          <table:table-cell office:value-type="float" office:value="2714.1564634848392" table:formula="msoxl:=ABS(MAX(D2:D18)-D20-D21)" table:style-name="ce8">
            <text:p>2714.2</text:p>
          </table:table-cell>
          <table:table-cell office:value-type="float" office:value="1042.4094517814726" table:formula="msoxl:=ABS(MAX(E2:E18)-E20-E21)" table:style-name="ce8">
            <text:p>1042.4</text:p>
          </table:table-cell>
          <table:table-cell table:number-columns-repeated="16379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3.97222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9.40278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" table:style-name="ce1">
            <text:p>0</text:p>
          </table:table-cell>
          <table:table-cell office:value-type="float" office:value="101.1" table:style-name="ce1">
            <text:p>101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3934.9" table:style-name="ce1">
            <text:p>3934.9</text:p>
          </table:table-cell>
          <table:table-cell office:value-type="float" office:value="1075.5" table:style-name="ce1">
            <text:p>1075.5</text:p>
          </table:table-cell>
          <table:table-cell office:value-type="float" office:value="3934.9" table:style-name="ce1">
            <text:p>3934.9</text:p>
          </table:table-cell>
          <table:table-cell office:value-type="float" office:value="1306.0999999999999" table:style-name="ce1">
            <text:p>1306.1</text:p>
          </table:table-cell>
          <table:table-cell table:number-columns-repeated="16379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23117.3" table:style-name="ce1">
            <text:p>23117.3</text:p>
          </table:table-cell>
          <table:table-cell office:value-type="float" office:value="410.3" table:style-name="ce1">
            <text:p>410.3</text:p>
          </table:table-cell>
          <table:table-cell office:value-type="float" office:value="23117.3" table:style-name="ce1">
            <text:p>23117.3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16145.8" table:style-name="ce1">
            <text:p>16145.8</text:p>
          </table:table-cell>
          <table:table-cell office:value-type="float" office:value="115.7" table:style-name="ce1">
            <text:p>115.7</text:p>
          </table:table-cell>
          <table:table-cell office:value-type="float" office:value="16145.8" table:style-name="ce1">
            <text:p>16145.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16545.900000000001" table:style-name="ce1">
            <text:p>16545.9</text:p>
          </table:table-cell>
          <table:table-cell office:value-type="float" office:value="795.6" table:style-name="ce1">
            <text:p>795.6</text:p>
          </table:table-cell>
          <table:table-cell office:value-type="float" office:value="16545.900000000001" table:style-name="ce1">
            <text:p>16545.9</text:p>
          </table:table-cell>
          <table:table-cell office:value-type="float" office:value="1691.5" table:style-name="ce1">
            <text:p>1691.5</text:p>
          </table:table-cell>
          <table:table-cell table:number-columns-repeated="16379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15671.4" table:style-name="ce1">
            <text:p>15671.4</text:p>
          </table:table-cell>
          <table:table-cell office:value-type="float" office:value="387.7" table:style-name="ce1">
            <text:p>387.7</text:p>
          </table:table-cell>
          <table:table-cell office:value-type="float" office:value="15671.4" table:style-name="ce1">
            <text:p>15671.4</text:p>
          </table:table-cell>
          <table:table-cell office:value-type="float" office:value="601.9" table:style-name="ce1">
            <text:p>601.9</text:p>
          </table:table-cell>
          <table:table-cell table:number-columns-repeated="16379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4051.4" table:style-name="ce1">
            <text:p>4051.4</text:p>
          </table:table-cell>
          <table:table-cell office:value-type="float" office:value="196.1" table:style-name="ce1">
            <text:p>196.1</text:p>
          </table:table-cell>
          <table:table-cell office:value-type="float" office:value="4051.4" table:style-name="ce1">
            <text:p>4051.4</text:p>
          </table:table-cell>
          <table:table-cell office:value-type="float" office:value="169.6" table:style-name="ce1">
            <text:p>169.6</text:p>
          </table:table-cell>
          <table:table-cell table:number-columns-repeated="16379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3.7" table:style-name="ce1">
            <text:p>3.7</text:p>
          </table:table-cell>
          <table:table-cell office:value-type="float" office:value="224.5" table:style-name="ce1">
            <text:p>224.5</text:p>
          </table:table-cell>
          <table:table-cell office:value-type="float" office:value="3.7" table:style-name="ce1">
            <text:p>3.7</text:p>
          </table:table-cell>
          <table:table-cell office:value-type="float" office:value="221.1" table:style-name="ce1">
            <text:p>221.1</text:p>
          </table:table-cell>
          <table:table-cell table:number-columns-repeated="16379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3251.8" table:style-name="ce1">
            <text:p>3251.8</text:p>
          </table:table-cell>
          <table:table-cell office:value-type="float" office:value="253.3" table:style-name="ce1">
            <text:p>253.3</text:p>
          </table:table-cell>
          <table:table-cell office:value-type="float" office:value="3251.8" table:style-name="ce1">
            <text:p>3251.8</text:p>
          </table:table-cell>
          <table:table-cell office:value-type="float" office:value="279" table:style-name="ce1">
            <text:p>279</text:p>
          </table:table-cell>
          <table:table-cell table:number-columns-repeated="16379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2508.1999999999998" table:style-name="ce1">
            <text:p>2508.2</text:p>
          </table:table-cell>
          <table:table-cell office:value-type="float" office:value="54.1" table:style-name="ce1">
            <text:p>54.1</text:p>
          </table:table-cell>
          <table:table-cell office:value-type="float" office:value="2508.1999999999998" table:style-name="ce1">
            <text:p>2508.2</text:p>
          </table:table-cell>
          <table:table-cell office:value-type="float" office:value="86.5" table:style-name="ce1">
            <text:p>86.5</text:p>
          </table:table-cell>
          <table:table-cell table:number-columns-repeated="16379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752.7" table:style-name="ce1">
            <text:p>752.7</text:p>
          </table:table-cell>
          <table:table-cell office:value-type="float" office:value="29" table:style-name="ce1">
            <text:p>29</text:p>
          </table:table-cell>
          <table:table-cell office:value-type="float" office:value="752.7" table:style-name="ce1">
            <text:p>752.7</text:p>
          </table:table-cell>
          <table:table-cell office:value-type="float" office:value="27.6" table:style-name="ce1">
            <text:p>27.6</text:p>
          </table:table-cell>
          <table:table-cell table:number-columns-repeated="16379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544.20000000000005" table:style-name="ce1">
            <text:p>544.2</text:p>
          </table:table-cell>
          <table:table-cell office:value-type="float" office:value="23.8" table:style-name="ce1">
            <text:p>23.8</text:p>
          </table:table-cell>
          <table:table-cell office:value-type="float" office:value="544.20000000000005" table:style-name="ce1">
            <text:p>544.2</text:p>
          </table:table-cell>
          <table:table-cell office:value-type="float" office:value="25.4" table:style-name="ce1">
            <text:p>25.4</text:p>
          </table:table-cell>
          <table:table-cell table:number-columns-repeated="16379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970.6" table:style-name="ce1">
            <text:p>970.6</text:p>
          </table:table-cell>
          <table:table-cell office:value-type="float" office:value="28.9" table:style-name="ce1">
            <text:p>28.9</text:p>
          </table:table-cell>
          <table:table-cell office:value-type="float" office:value="970.6" table:style-name="ce1">
            <text:p>970.6</text:p>
          </table:table-cell>
          <table:table-cell office:value-type="float" office:value="28.7" table:style-name="ce1">
            <text:p>28.7</text:p>
          </table:table-cell>
          <table:table-cell table:number-columns-repeated="16379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587.70000000000005" table:style-name="ce1">
            <text:p>587.7</text:p>
          </table:table-cell>
          <table:table-cell office:value-type="float" office:value="24" table:style-name="ce1">
            <text:p>24</text:p>
          </table:table-cell>
          <table:table-cell office:value-type="float" office:value="587.70000000000005" table:style-name="ce1">
            <text:p>587.7</text:p>
          </table:table-cell>
          <table:table-cell office:value-type="float" office:value="20.5" table:style-name="ce1">
            <text:p>20.5</text:p>
          </table:table-cell>
          <table:table-cell table:number-columns-repeated="16379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2512.3000000000002" table:style-name="ce1">
            <text:p>2512.3</text:p>
          </table:table-cell>
          <table:table-cell office:value-type="float" office:value="47.7" table:style-name="ce1">
            <text:p>47.7</text:p>
          </table:table-cell>
          <table:table-cell office:value-type="float" office:value="2512.3000000000002" table:style-name="ce1">
            <text:p>2512.3</text:p>
          </table:table-cell>
          <table:table-cell office:value-type="float" office:value="64.400000000000006" table:style-name="ce1">
            <text:p>64.4</text:p>
          </table:table-cell>
          <table:table-cell table:number-columns-repeated="16379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1141.5" table:style-name="ce1">
            <text:p>1141.5</text:p>
          </table:table-cell>
          <table:table-cell office:value-type="float" office:value="52.2" table:style-name="ce1">
            <text:p>52.2</text:p>
          </table:table-cell>
          <table:table-cell office:value-type="float" office:value="1141.5" table:style-name="ce1">
            <text:p>1141.5</text:p>
          </table:table-cell>
          <table:table-cell office:value-type="float" office:value="73.099999999999994" table:style-name="ce1">
            <text:p>73.1</text:p>
          </table:table-cell>
          <table:table-cell table:number-columns-repeated="16379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3720.1" table:style-name="ce1">
            <text:p>3720.1</text:p>
          </table:table-cell>
          <table:table-cell office:value-type="float" office:value="97.1" table:style-name="ce1">
            <text:p>97.1</text:p>
          </table:table-cell>
          <table:table-cell office:value-type="float" office:value="3720.1" table:style-name="ce1">
            <text:p>3720.1</text:p>
          </table:table-cell>
          <table:table-cell office:value-type="float" office:value="157.69999999999999" table:style-name="ce1">
            <text:p>157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15.2647058823532" table:formula="msoxl:=AVERAGE(B2:B18)" table:style-name="ce8">
            <text:p>5615.3</text:p>
          </table:table-cell>
          <table:table-cell office:value-type="float" office:value="230.38823529411761" table:formula="msoxl:=AVERAGE(C2:C18)" table:style-name="ce8">
            <text:p>230.4</text:p>
          </table:table-cell>
          <table:table-cell office:value-type="float" office:value="5615.2647058823532" table:formula="msoxl:=AVERAGE(D2:D18)" table:style-name="ce8">
            <text:p>5615.3</text:p>
          </table:table-cell>
          <table:table-cell office:value-type="float" office:value="299.05882352941177" table:formula="msoxl:=AVERAGE(E2:E18)" table:style-name="ce8">
            <text:p>299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912.5984190030704" table:formula="msoxl:=IF(B20=0,0,MAX(SUMPRODUCT(B2:B18,B2:B18)/SUM(B2:B18)-B20,0))" table:style-name="ce8">
            <text:p>8912.6</text:p>
          </table:table-cell>
          <table:table-cell office:value-type="float" office:value="358.16689926136428" table:formula="msoxl:=IF(C20=0,0,MAX(SUMPRODUCT(C2:C18,C2:C18)/SUM(C2:C18)-C20,0))" table:style-name="ce8">
            <text:p>358.2</text:p>
          </table:table-cell>
          <table:table-cell office:value-type="float" office:value="8912.5984190030704" table:formula="msoxl:=IF(D20=0,0,MAX(SUMPRODUCT(D2:D18,D2:D18)/SUM(D2:D18)-D20,0))" table:style-name="ce8">
            <text:p>8912.6</text:p>
          </table:table-cell>
          <table:table-cell office:value-type="float" office:value="731.27902462165071" table:formula="msoxl:=IF(E20=0,0,MAX(SUMPRODUCT(E2:E18,E2:E18)/SUM(E2:E18)-E20,0))" table:style-name="ce8">
            <text:p>73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589.4368751145757" table:formula="msoxl:=ABS(MAX(B2:B18)-B20-B21)" table:style-name="ce8">
            <text:p>8589.4</text:p>
          </table:table-cell>
          <table:table-cell office:value-type="float" office:value="486.94486544451809" table:formula="msoxl:=ABS(MAX(C2:C18)-C20-C21)" table:style-name="ce8">
            <text:p>486.9</text:p>
          </table:table-cell>
          <table:table-cell office:value-type="float" office:value="8589.4368751145757" table:formula="msoxl:=ABS(MAX(D2:D18)-D20-D21)" table:style-name="ce8">
            <text:p>8589.4</text:p>
          </table:table-cell>
          <table:table-cell office:value-type="float" office:value="661.16215184893758" table:formula="msoxl:=ABS(MAX(E2:E18)-E20-E21)" table:style-name="ce8">
            <text:p>661.2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3.97222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9.40278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4.83333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6247.4" table:style-name="ce1">
            <text:p>624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2.6" table:style-name="ce1">
            <text:p>2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7312.2" table:style-name="ce1">
            <text:p>2731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3" table:style-name="ce1">
            <text:p>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8652.3" table:style-name="ce1">
            <text:p>1865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9693.400000000001" table:style-name="ce1">
            <text:p>1969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1" table:style-name="ce1">
            <text:p>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8843.7" table:style-name="ce1">
            <text:p>1884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782.6000000000004" table:style-name="ce1">
            <text:p>478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0.4" table:style-name="ce1">
            <text:p>22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3779.3" table:style-name="ce1">
            <text:p>3779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4" table:style-name="ce1">
            <text:p>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795.6" table:style-name="ce1">
            <text:p>279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14.6" table:style-name="ce1">
            <text:p>91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01.9" table:style-name="ce1">
            <text:p>70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34.9000000000001" table:style-name="ce1">
            <text:p>113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46" table:style-name="ce1">
            <text:p>7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770.2" table:style-name="ce1">
            <text:p>277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427.2" table:style-name="ce1">
            <text:p>142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100.8" table:style-name="ce1">
            <text:p>410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3.97222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9.40278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57872" table:style-name="ce1">
            <text:p>57872</text:p>
          </table:table-cell>
          <table:table-cell office:value-type="float" office:value="-1" table:style-name="ce1">
            <text:p>-1</text:p>
          </table:table-cell>
          <table:table-cell office:value-type="float" office:value="82661" table:style-name="ce1">
            <text:p>82661</text:p>
          </table:table-cell>
          <table:table-cell office:value-type="float" office:value="714" table:style-name="ce1">
            <text:p>714</text:p>
          </table:table-cell>
          <table:table-cell office:value-type="float" office:value="-1" table:style-name="ce1">
            <text:p>-1</text:p>
          </table:table-cell>
          <table:table-cell office:value-type="float" office:value="238519" table:style-name="ce1">
            <text:p>2385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111" table:style-name="ce1">
            <text:p>111</text:p>
          </table:table-cell>
          <table:table-cell table:number-columns-repeated="16346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1458" table:style-name="ce1">
            <text:p>1458</text:p>
          </table:table-cell>
          <table:table-cell office:value-type="float" office:value="0" table:style-name="ce1">
            <text:p>0</text:p>
          </table:table-cell>
          <table:table-cell office:value-type="float" office:value="16557" table:style-name="ce1">
            <text:p>16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8520" table:style-name="ce1">
            <text:p>-2385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800" table:style-name="ce1">
            <text:p>800</text:p>
          </table:table-cell>
          <table:table-cell table:number-columns-repeated="16346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-61788" table:style-name="ce1">
            <text:p>-617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561" table:style-name="ce1">
            <text:p>-561</text:p>
          </table:table-cell>
          <table:table-cell table:number-columns-repeated="16346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613" table:style-name="ce1">
            <text:p>31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2193" table:style-name="ce1">
            <text:p>2421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308" table:style-name="ce1">
            <text:p>308</text:p>
          </table:table-cell>
          <table:table-cell table:number-columns-repeated="16346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" table:style-name="ce1">
            <text:p>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191" table:style-name="ce1">
            <text:p>1191</text:p>
          </table:table-cell>
          <table:table-cell office:value-type="float" office:value="0" table:style-name="ce1">
            <text:p>0</text:p>
          </table:table-cell>
          <table:table-cell office:value-type="float" office:value="-38411" table:style-name="ce1">
            <text:p>-3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2188" table:style-name="ce1">
            <text:p>-242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05" table:style-name="ce1">
            <text:p>305</text:p>
          </table:table-cell>
          <table:table-cell table:number-columns-repeated="16346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3" table:style-name="ce1">
            <text:p>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5614" table:style-name="ce1">
            <text:p>5614</text:p>
          </table:table-cell>
          <table:table-cell office:value-type="float" office:value="0" table:style-name="ce1">
            <text:p>0</text:p>
          </table:table-cell>
          <table:table-cell office:value-type="float" office:value="64349" table:style-name="ce1">
            <text:p>643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" table:style-name="ce1">
            <text:p>-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295" table:style-name="ce1">
            <text:p>-295</text:p>
          </table:table-cell>
          <table:table-cell table:number-columns-repeated="16346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93" table:style-name="ce1">
            <text:p>1293</text:p>
          </table:table-cell>
          <table:table-cell office:value-type="float" office:value="0" table:style-name="ce1">
            <text:p>0</text:p>
          </table:table-cell>
          <table:table-cell office:value-type="float" office:value="-79323" table:style-name="ce1">
            <text:p>-793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84" table:style-name="ce1">
            <text:p>284</text:p>
          </table:table-cell>
          <table:table-cell table:number-columns-repeated="16346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7" table:style-name="ce1">
            <text:p>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0698" table:style-name="ce1">
            <text:p>2706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733" table:style-name="ce1">
            <text:p>-733</text:p>
          </table:table-cell>
          <table:table-cell table:number-columns-repeated="16346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6" table:style-name="ce1">
            <text:p>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9498" table:style-name="ce1">
            <text:p>9498</text:p>
          </table:table-cell>
          <table:table-cell office:value-type="float" office:value="0" table:style-name="ce1">
            <text:p>0</text:p>
          </table:table-cell>
          <table:table-cell office:value-type="float" office:value="24853" table:style-name="ce1">
            <text:p>24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70697" table:style-name="ce1">
            <text:p>-2706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table:number-columns-repeated="16346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791" table:style-name="ce1">
            <text:p>791</text:p>
          </table:table-cell>
          <table:table-cell office:value-type="float" office:value="0" table:style-name="ce1">
            <text:p>0</text:p>
          </table:table-cell>
          <table:table-cell office:value-type="float" office:value="19838" table:style-name="ce1">
            <text:p>19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9" table:style-name="ce1">
            <text:p>-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70" table:style-name="ce1">
            <text:p>-170</text:p>
          </table:table-cell>
          <table:table-cell table:number-columns-repeated="16346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802" table:style-name="ce1">
            <text:p>802</text:p>
          </table:table-cell>
          <table:table-cell office:value-type="float" office:value="0" table:style-name="ce1">
            <text:p>0</text:p>
          </table:table-cell>
          <table:table-cell office:value-type="float" office:value="1445" table:style-name="ce1">
            <text:p>14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table:number-columns-repeated="16346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" table:style-name="ce1">
            <text:p>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92" table:style-name="ce1">
            <text:p>592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3" table:style-name="ce1">
            <text:p>2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88" table:style-name="ce1">
            <text:p>688</text:p>
          </table:table-cell>
          <table:table-cell table:number-columns-repeated="16346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5" table:style-name="ce1">
            <text:p>6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644" table:style-name="ce1">
            <text:p>644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925" table:style-name="ce1">
            <text:p>-925</text:p>
          </table:table-cell>
          <table:table-cell table:number-columns-repeated="16346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1" table:style-name="ce1">
            <text:p>7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222" table:style-name="ce1">
            <text:p>1222</text:p>
          </table:table-cell>
          <table:table-cell office:value-type="float" office:value="0" table:style-name="ce1">
            <text:p>0</text:p>
          </table:table-cell>
          <table:table-cell office:value-type="float" office:value="1649" table:style-name="ce1">
            <text:p>1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75" table:style-name="ce1">
            <text:p>75</text:p>
          </table:table-cell>
          <table:table-cell table:number-columns-repeated="16346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6" table:style-name="ce1">
            <text:p>6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705" table:style-name="ce1">
            <text:p>1705</text:p>
          </table:table-cell>
          <table:table-cell office:value-type="float" office:value="0" table:style-name="ce1">
            <text:p>0</text:p>
          </table:table-cell>
          <table:table-cell office:value-type="float" office:value="10999" table:style-name="ce1">
            <text:p>10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71" table:style-name="ce1">
            <text:p>-71</text:p>
          </table:table-cell>
          <table:table-cell table:number-columns-repeated="16346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" table:style-name="ce1">
            <text:p>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2375" table:style-name="ce1">
            <text:p>2375</text:p>
          </table:table-cell>
          <table:table-cell office:value-type="float" office:value="0" table:style-name="ce1">
            <text:p>0</text:p>
          </table:table-cell>
          <table:table-cell office:value-type="float" office:value="2923" table:style-name="ce1">
            <text:p>2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46"/>
        </table:table-row>
        <table:table-row table:number-rows-repeated="104855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15M27.000S" table:style-name="ce9">
            <text:p>10:15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5M27.000S" table:style-name="ce10">
            <text:p>10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15M57.000S" table:style-name="ce9">
            <text:p>10:15:5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5M57.000S" table:style-name="ce10">
            <text:p>10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16M27.000S" table:style-name="ce9">
            <text:p>10:16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6M27.000S" table:style-name="ce10">
            <text:p>10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16M57.000S" table:style-name="ce9">
            <text:p>10:16:5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6M57.000S" table:style-name="ce10">
            <text:p>10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17M27.000S" table:style-name="ce9">
            <text:p>10:17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7M27.000S" table:style-name="ce10">
            <text:p>10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0H17M57.000S" table:style-name="ce9">
            <text:p>10:17:5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7M57.000S" table:style-name="ce10">
            <text:p>10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0H18M27.000S" table:style-name="ce9">
            <text:p>10:18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8M27.000S" table:style-name="ce10">
            <text:p>10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0H18M57.000S" table:style-name="ce9">
            <text:p>10:18:5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8M57.000S" table:style-name="ce10">
            <text:p>10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0H19M27.000S" table:style-name="ce9">
            <text:p>10:19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9M27.000S" table:style-name="ce10">
            <text:p>10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0H19M57.000S" table:style-name="ce9">
            <text:p>10:19:5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19M57.000S" table:style-name="ce10">
            <text:p>10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0H20M27.000S" table:style-name="ce9">
            <text:p>10:20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20M27.000S" table:style-name="ce10">
            <text:p>10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0H20M57.000S" table:style-name="ce9">
            <text:p>10:20:5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20M57.000S" table:style-name="ce10">
            <text:p>10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3</text:p>
          </table:table-cell>
          <table:table-cell office:value-type="time" office:time-value="PT10H21M27.000S" table:style-name="ce9">
            <text:p>10:21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21M27.000S" table:style-name="ce10">
            <text:p>10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4</text:p>
          </table:table-cell>
          <table:table-cell office:value-type="time" office:time-value="PT10H21M57.000S" table:style-name="ce9">
            <text:p>10:21:5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21M57.000S" table:style-name="ce10">
            <text:p>10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5</text:p>
          </table:table-cell>
          <table:table-cell office:value-type="time" office:time-value="PT10H22M27.000S" table:style-name="ce9">
            <text:p>10:22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22M27.000S" table:style-name="ce10">
            <text:p>10: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6</text:p>
          </table:table-cell>
          <table:table-cell office:value-type="time" office:time-value="PT10H22M57.000S" table:style-name="ce9">
            <text:p>10:22:5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22M57.000S" table:style-name="ce10">
            <text:p>10: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7</text:p>
          </table:table-cell>
          <table:table-cell office:value-type="time" office:time-value="PT10H23M27.000S" table:style-name="ce9">
            <text:p>10:23:27</text:p>
          </table:table-cell>
          <table:table-cell office:value-type="date" office:date-value="2012-11-21T00:00:00" table:style-name="ce3">
            <text:p>21-Nov-12</text:p>
          </table:table-cell>
          <table:table-cell office:value-type="time" office:time-value="PT989626H23M27.000S" table:style-name="ce10">
            <text:p>10:23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3.97222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31.5" table:style-name="ce1">
            <text:p>31.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4.5" table:style-name="ce1">
            <text:p>64.5</text:p>
          </table:table-cell>
          <table:table-cell office:value-type="float" office:value="35.5" table:style-name="ce1">
            <text:p>35.5</text:p>
          </table:table-cell>
          <table:table-cell table:number-columns-repeated="1637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86.3" table:style-name="ce1">
            <text:p>86.3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.5</text:p>
          </table:table-cell>
          <table:table-cell office:value-type="float" office:value="97.6" table:style-name="ce1">
            <text:p>97.6</text:p>
          </table:table-cell>
          <table:table-cell table:number-columns-repeated="1637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92.7" table:style-name="ce1">
            <text:p>92.7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7.6" table:style-name="ce1">
            <text:p>7.6</text:p>
          </table:table-cell>
          <table:table-cell office:value-type="float" office:value="0.1" table:style-name="ce1">
            <text:p>0.1</text:p>
          </table:table-cell>
          <table:table-cell office:value-type="float" office:value="10.5" table:style-name="ce1">
            <text:p>10.5</text:p>
          </table:table-cell>
          <table:table-cell office:value-type="float" office:value="89.5" table:style-name="ce1">
            <text:p>89.5</text:p>
          </table:table-cell>
          <table:table-cell table:number-columns-repeated="1637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88.8" table:style-name="ce1">
            <text:p>88.8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98.2" table:style-name="ce1">
            <text:p>98.2</text:p>
          </table:table-cell>
          <table:table-cell table:number-columns-repeated="1637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20" table:style-name="ce1">
            <text:p>2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78.3" table:style-name="ce1">
            <text:p>78.3</text:p>
          </table:table-cell>
          <table:table-cell office:value-type="float" office:value="21.6" table:style-name="ce1">
            <text:p>21.6</text:p>
          </table:table-cell>
          <table:table-cell table:number-columns-repeated="1637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29.400000000000002" table:style-name="ce1">
            <text:p>29.4</text:p>
          </table:table-cell>
          <table:table-cell table:number-columns-repeated="1637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10.5" table:style-name="ce1">
            <text:p>10.5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85.3" table:style-name="ce1">
            <text:p>85.3</text:p>
          </table:table-cell>
          <table:table-cell office:value-type="float" office:value="14.7" table:style-name="ce1">
            <text:p>14.7</text:p>
          </table:table-cell>
          <table:table-cell table:number-columns-repeated="1637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1" table:style-name="ce1">
            <text:p>0.1</text:p>
          </table:table-cell>
          <table:table-cell office:value-type="float" office:value="95.1" table:style-name="ce1">
            <text:p>95.1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3.2" table:style-name="ce1">
            <text:p>3.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3.8" table:style-name="ce1">
            <text:p>93.8</text:p>
          </table:table-cell>
          <table:table-cell office:value-type="float" office:value="6.2" table:style-name="ce1">
            <text:p>6.2</text:p>
          </table:table-cell>
          <table:table-cell table:number-columns-repeated="1637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2.9" table:style-name="ce1">
            <text:p>2.9</text:p>
          </table:table-cell>
          <table:table-cell office:value-type="float" office:value="3.5" table:style-name="ce1">
            <text:p>3.5</text:p>
          </table:table-cell>
          <table:table-cell office:value-type="float" office:value="0.1" table:style-name="ce1">
            <text:p>0.1</text:p>
          </table:table-cell>
          <table:table-cell office:value-type="float" office:value="93.6" table:style-name="ce1">
            <text:p>93.6</text:p>
          </table:table-cell>
          <table:table-cell office:value-type="float" office:value="6.4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2.4" table:style-name="ce1">
            <text:p>2.4</text:p>
          </table:table-cell>
          <table:table-cell office:value-type="float" office:value="7.5" table:style-name="ce1">
            <text:p>7.5</text:p>
          </table:table-cell>
          <table:table-cell office:value-type="float" office:value="0.1" table:style-name="ce1">
            <text:p>0.1</text:p>
          </table:table-cell>
          <table:table-cell office:value-type="float" office:value="90" table:style-name="ce1">
            <text:p>90</text:p>
          </table:table-cell>
          <table:table-cell office:value-type="float" office:value="9.9" table:style-name="ce1">
            <text:p>9.9</text:p>
          </table:table-cell>
          <table:table-cell table:number-columns-repeated="1637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8" table:style-name="ce1">
            <text:p>8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19.399999999999999" table:style-name="ce1">
            <text:p>19.4</text:p>
          </table:table-cell>
          <table:table-cell table:number-columns-repeated="1637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.1" table:style-name="ce1">
            <text:p>0.1</text:p>
          </table:table-cell>
          <table:table-cell office:value-type="float" office:value="87.6" table:style-name="ce1">
            <text:p>87.6</text:p>
          </table:table-cell>
          <table:table-cell office:value-type="float" office:value="12.299999999999999" table:style-name="ce1">
            <text:p>12.3</text:p>
          </table:table-cell>
          <table:table-cell table:number-columns-repeated="1637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9.4" table:style-name="ce1">
            <text:p>9.4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23.700000000000003" table:style-name="ce1">
            <text:p>23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7.388235294117649" table:style-name="ce1">
            <text:p>27.38823529</text:p>
          </table:table-cell>
          <table:table-cell office:value-type="float" office:value="6.0823529411764712" table:style-name="ce1">
            <text:p>6.082352941</text:p>
          </table:table-cell>
          <table:table-cell office:value-type="float" office:value="2.9411764705882353E-2" table:style-name="ce1">
            <text:p>0.029411765</text:p>
          </table:table-cell>
          <table:table-cell office:value-type="float" office:value="66.511764705882356" table:style-name="ce1">
            <text:p>66.51176471</text:p>
          </table:table-cell>
          <table:table-cell office:value-type="float" office:value="33.470588235294109" table:style-name="ce1">
            <text:p>33.47058824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3.97222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79999999999999993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43" table:style-name="ce1">
            <text:p>43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51.4" table:style-name="ce1">
            <text:p>51.4</text:p>
          </table:table-cell>
          <table:table-cell office:value-type="float" office:value="48.7" table:style-name="ce1">
            <text:p>48.7</text:p>
          </table:table-cell>
          <table:table-cell table:number-columns-repeated="1637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83.8" table:style-name="ce1">
            <text:p>83.8</text:p>
          </table:table-cell>
          <table:table-cell office:value-type="float" office:value="10" table:style-name="ce1">
            <text:p>10</text:p>
          </table:table-cell>
          <table:table-cell office:value-type="float" office:value="0.1" table:style-name="ce1">
            <text:p>0.1</text:p>
          </table:table-cell>
          <table:table-cell office:value-type="float" office:value="6.1" table:style-name="ce1">
            <text:p>6.1</text:p>
          </table:table-cell>
          <table:table-cell office:value-type="float" office:value="93.8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87.9" table:style-name="ce1">
            <text:p>87.9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94.100000000000009" table:style-name="ce1">
            <text:p>94.1</text:p>
          </table:table-cell>
          <table:table-cell table:number-columns-repeated="1637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77.8" table:style-name="ce1">
            <text:p>77.8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12.9" table:style-name="ce1">
            <text:p>12.9</text:p>
          </table:table-cell>
          <table:table-cell office:value-type="float" office:value="87.1" table:style-name="ce1">
            <text:p>87.1</text:p>
          </table:table-cell>
          <table:table-cell table:number-columns-repeated="1637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85.3" table:style-name="ce1">
            <text:p>85.3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97.899999999999991" table:style-name="ce1">
            <text:p>97.9</text:p>
          </table:table-cell>
          <table:table-cell table:number-columns-repeated="1637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22.6" table:style-name="ce1">
            <text:p>22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office:value-type="float" office:value="74.8" table:style-name="ce1">
            <text:p>74.8</text:p>
          </table:table-cell>
          <table:table-cell office:value-type="float" office:value="24.8" table:style-name="ce1">
            <text:p>24.8</text:p>
          </table:table-cell>
          <table:table-cell table:number-columns-repeated="1637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9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23.4" table:style-name="ce1">
            <text:p>23.4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31.2" table:style-name="ce1">
            <text:p>31.2</text:p>
          </table:table-cell>
          <table:table-cell table:number-columns-repeated="1637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7.9" table:style-name="ce1">
            <text:p>7.9</text:p>
          </table:table-cell>
          <table:table-cell office:value-type="float" office:value="5.8" table:style-name="ce1">
            <text:p>5.8</text:p>
          </table:table-cell>
          <table:table-cell office:value-type="float" office:value="4.2" table:style-name="ce1">
            <text:p>4.2</text:p>
          </table:table-cell>
          <table:table-cell office:value-type="float" office:value="82.1" table:style-name="ce1">
            <text:p>82.1</text:p>
          </table:table-cell>
          <table:table-cell office:value-type="float" office:value="13.7" table:style-name="ce1">
            <text:p>13.7</text:p>
          </table:table-cell>
          <table:table-cell table:number-columns-repeated="1637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1.9" table:style-name="ce1">
            <text:p>1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3" table:style-name="ce1">
            <text:p>0.3</text:p>
          </table:table-cell>
          <table:table-cell office:value-type="float" office:value="95.4" table:style-name="ce1">
            <text:p>95.4</text:p>
          </table:table-cell>
          <table:table-cell office:value-type="float" office:value="4.1999999999999993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2.4" table:style-name="ce1">
            <text:p>2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3" table:style-name="ce1">
            <text:p>0.3</text:p>
          </table:table-cell>
          <table:table-cell office:value-type="float" office:value="95.1" table:style-name="ce1">
            <text:p>95.1</text:p>
          </table:table-cell>
          <table:table-cell office:value-type="float" office:value="4.5999999999999996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2.4" table:style-name="ce1">
            <text:p>2.4</text:p>
          </table:table-cell>
          <table:table-cell office:value-type="float" office:value="2.9" table:style-name="ce1">
            <text:p>2.9</text:p>
          </table:table-cell>
          <table:table-cell office:value-type="float" office:value="0.1" table:style-name="ce1">
            <text:p>0.1</text:p>
          </table:table-cell>
          <table:table-cell office:value-type="float" office:value="94.5" table:style-name="ce1">
            <text:p>94.5</text:p>
          </table:table-cell>
          <table:table-cell office:value-type="float" office:value="5.3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2.4" table:style-name="ce1">
            <text:p>2.4</text:p>
          </table:table-cell>
          <table:table-cell office:value-type="float" office:value="6.7" table:style-name="ce1">
            <text:p>6.7</text:p>
          </table:table-cell>
          <table:table-cell office:value-type="float" office:value="0.3" table:style-name="ce1">
            <text:p>0.3</text:p>
          </table:table-cell>
          <table:table-cell office:value-type="float" office:value="90.5" table:style-name="ce1">
            <text:p>90.5</text:p>
          </table:table-cell>
          <table:table-cell office:value-type="float" office:value="9.1" table:style-name="ce1">
            <text:p>9.1</text:p>
          </table:table-cell>
          <table:table-cell table:number-columns-repeated="1637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6.7" table:style-name="ce1">
            <text:p>6.7</text:p>
          </table:table-cell>
          <table:table-cell office:value-type="float" office:value="17.8" table:style-name="ce1">
            <text:p>17.8</text:p>
          </table:table-cell>
          <table:table-cell office:value-type="float" office:value="0.5" table:style-name="ce1">
            <text:p>0.5</text:p>
          </table:table-cell>
          <table:table-cell office:value-type="float" office:value="75" table:style-name="ce1">
            <text:p>75</text:p>
          </table:table-cell>
          <table:table-cell office:value-type="float" office:value="24.5" table:style-name="ce1">
            <text:p>24.5</text:p>
          </table:table-cell>
          <table:table-cell table:number-columns-repeated="1637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4.8" table:style-name="ce1">
            <text:p>14.8</text:p>
          </table:table-cell>
          <table:table-cell office:value-type="float" office:value="0.1" table:style-name="ce1">
            <text:p>0.1</text:p>
          </table:table-cell>
          <table:table-cell office:value-type="float" office:value="80" table:style-name="ce1">
            <text:p>80</text:p>
          </table:table-cell>
          <table:table-cell office:value-type="float" office:value="19.899999999999999" table:style-name="ce1">
            <text:p>19.9</text:p>
          </table:table-cell>
          <table:table-cell table:number-columns-repeated="1637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10.5" table:style-name="ce1">
            <text:p>10.5</text:p>
          </table:table-cell>
          <table:table-cell office:value-type="float" office:value="22.2" table:style-name="ce1">
            <text:p>22.2</text:p>
          </table:table-cell>
          <table:table-cell office:value-type="float" office:value="0.2" table:style-name="ce1">
            <text:p>0.2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32.700000000000003" table:style-name="ce1">
            <text:p>32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7.311764705882347" table:style-name="ce1">
            <text:p>27.31176471</text:p>
          </table:table-cell>
          <table:table-cell office:value-type="float" office:value="7.5882352941176467" table:style-name="ce1">
            <text:p>7.588235294</text:p>
          </table:table-cell>
          <table:table-cell office:value-type="float" office:value="0.38235294117647056" table:style-name="ce1">
            <text:p>0.382352941</text:p>
          </table:table-cell>
          <table:table-cell office:value-type="float" office:value="64.711764705882345" table:style-name="ce1">
            <text:p>64.71176471</text:p>
          </table:table-cell>
          <table:table-cell office:value-type="float" office:value="34.9" table:style-name="ce1">
            <text:p>34.9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3.97222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43.3" table:style-name="ce1">
            <text:p>43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52.3" table:style-name="ce1">
            <text:p>52.3</text:p>
          </table:table-cell>
          <table:table-cell office:value-type="float" office:value="47.699999999999996" table:style-name="ce1">
            <text:p>47.7</text:p>
          </table:table-cell>
          <table:table-cell table:number-columns-repeated="1637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83.9" table:style-name="ce1">
            <text:p>83.9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.2</text:p>
          </table:table-cell>
          <table:table-cell office:value-type="float" office:value="94.800000000000011" table:style-name="ce1">
            <text:p>94.8</text:p>
          </table:table-cell>
          <table:table-cell table:number-columns-repeated="1637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87.4" table:style-name="ce1">
            <text:p>87.4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.2</text:p>
          </table:table-cell>
          <table:table-cell office:value-type="float" office:value="93.800000000000011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84.4" table:style-name="ce1">
            <text:p>84.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.3</text:p>
          </table:table-cell>
          <table:table-cell office:value-type="float" office:value="93.7" table:style-name="ce1">
            <text:p>93.7</text:p>
          </table:table-cell>
          <table:table-cell table:number-columns-repeated="1637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87.1" table:style-name="ce1">
            <text:p>87.1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.6</text:p>
          </table:table-cell>
          <table:table-cell office:value-type="float" office:value="97.399999999999991" table:style-name="ce1">
            <text:p>97.4</text:p>
          </table:table-cell>
          <table:table-cell table:number-columns-repeated="1637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32.1" table:style-name="ce1">
            <text:p>32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65.7" table:style-name="ce1">
            <text:p>65.7</text:p>
          </table:table-cell>
          <table:table-cell office:value-type="float" office:value="34.300000000000004" table:style-name="ce1">
            <text:p>34.3</text:p>
          </table:table-cell>
          <table:table-cell table:number-columns-repeated="1637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21.9" table:style-name="ce1">
            <text:p>21.9</text:p>
          </table:table-cell>
          <table:table-cell office:value-type="float" office:value="6.5" table:style-name="ce1">
            <text:p>6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0.5" table:style-name="ce1">
            <text:p>70.5</text:p>
          </table:table-cell>
          <table:table-cell office:value-type="float" office:value="28.4" table:style-name="ce1">
            <text:p>28.4</text:p>
          </table:table-cell>
          <table:table-cell table:number-columns-repeated="1637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11.6" table:style-name="ce1">
            <text:p>11.6</text:p>
          </table:table-cell>
          <table:table-cell office:value-type="float" office:value="5.9" table:style-name="ce1">
            <text:p>5.9</text:p>
          </table:table-cell>
          <table:table-cell office:value-type="float" office:value="0.3" table:style-name="ce1">
            <text:p>0.3</text:p>
          </table:table-cell>
          <table:table-cell office:value-type="float" office:value="82.2" table:style-name="ce1">
            <text:p>82.2</text:p>
          </table:table-cell>
          <table:table-cell office:value-type="float" office:value="17.5" table:style-name="ce1">
            <text:p>17.5</text:p>
          </table:table-cell>
          <table:table-cell table:number-columns-repeated="1637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3" table:style-name="ce1">
            <text:p>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94.7" table:style-name="ce1">
            <text:p>94.7</text:p>
          </table:table-cell>
          <table:table-cell office:value-type="float" office:value="5.3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2.1" table:style-name="ce1">
            <text:p>2.1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94.7" table:style-name="ce1">
            <text:p>94.7</text:p>
          </table:table-cell>
          <table:table-cell office:value-type="float" office:value="5.3000000000000007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3.3" table:style-name="ce1">
            <text:p>3.3</text:p>
          </table:table-cell>
          <table:table-cell office:value-type="float" office:value="3.9" table:style-name="ce1">
            <text:p>3.9</text:p>
          </table:table-cell>
          <table:table-cell office:value-type="float" office:value="0.1" table:style-name="ce1">
            <text:p>0.1</text:p>
          </table:table-cell>
          <table:table-cell office:value-type="float" office:value="92.6" table:style-name="ce1">
            <text:p>92.6</text:p>
          </table:table-cell>
          <table:table-cell office:value-type="float" office:value="7.1999999999999993" table:style-name="ce1">
            <text:p>7.2</text:p>
          </table:table-cell>
          <table:table-cell table:number-columns-repeated="1637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0.1" table:style-name="ce1">
            <text:p>0.1</text:p>
          </table:table-cell>
          <table:table-cell office:value-type="float" office:value="93.4" table:style-name="ce1">
            <text:p>93.4</text:p>
          </table:table-cell>
          <table:table-cell office:value-type="float" office:value="6.4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7.4" table:style-name="ce1">
            <text:p>7.4</text:p>
          </table:table-cell>
          <table:table-cell office:value-type="float" office:value="15.5" table:style-name="ce1">
            <text:p>15.5</text:p>
          </table:table-cell>
          <table:table-cell office:value-type="float" office:value="0.7" table:style-name="ce1">
            <text:p>0.7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22.9" table:style-name="ce1">
            <text:p>22.9</text:p>
          </table:table-cell>
          <table:table-cell table:number-columns-repeated="1637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6.1" table:style-name="ce1">
            <text:p>6.1</text:p>
          </table:table-cell>
          <table:table-cell office:value-type="float" office:value="12.4" table:style-name="ce1">
            <text:p>12.4</text:p>
          </table:table-cell>
          <table:table-cell office:value-type="float" office:value="0.2" table:style-name="ce1">
            <text:p>0.2</text:p>
          </table:table-cell>
          <table:table-cell office:value-type="float" office:value="81.2" table:style-name="ce1">
            <text:p>81.2</text:p>
          </table:table-cell>
          <table:table-cell office:value-type="float" office:value="18.5" table:style-name="ce1">
            <text:p>18.5</text:p>
          </table:table-cell>
          <table:table-cell table:number-columns-repeated="1637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8.6" table:style-name="ce1">
            <text:p>8.6</text:p>
          </table:table-cell>
          <table:table-cell office:value-type="float" office:value="21.9" table:style-name="ce1">
            <text:p>21.9</text:p>
          </table:table-cell>
          <table:table-cell office:value-type="float" office:value="0.1" table:style-name="ce1">
            <text:p>0.1</text:p>
          </table:table-cell>
          <table:table-cell office:value-type="float" office:value="69.3" table:style-name="ce1">
            <text:p>69.3</text:p>
          </table:table-cell>
          <table:table-cell office:value-type="float" office:value="30.5" table:style-name="ce1">
            <text:p>30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8.582352941176481" table:style-name="ce1">
            <text:p>28.58235294</text:p>
          </table:table-cell>
          <table:table-cell office:value-type="float" office:value="7.0117647058823538" table:style-name="ce1">
            <text:p>7.011764706</text:p>
          </table:table-cell>
          <table:table-cell office:value-type="float" office:value="0.15294117647058827" table:style-name="ce1">
            <text:p>0.152941176</text:p>
          </table:table-cell>
          <table:table-cell office:value-type="float" office:value="64.229411764705887" table:style-name="ce1">
            <text:p>64.22941176</text:p>
          </table:table-cell>
          <table:table-cell office:value-type="float" office:value="35.594117647058816" table:style-name="ce1">
            <text:p>35.59411765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3.97222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626H15M27.000S" table:style-name="ce9">
            <text:p>10:15:27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9626H15M57.000S" table:style-name="ce9">
            <text:p>10:15:57</text:p>
          </table:table-cell>
          <table:table-cell office:value-type="float" office:value="43.5" table:style-name="ce1">
            <text:p>43.5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51.1" table:style-name="ce1">
            <text:p>51.1</text:p>
          </table:table-cell>
          <table:table-cell office:value-type="float" office:value="48.9" table:style-name="ce1">
            <text:p>48.9</text:p>
          </table:table-cell>
          <table:table-cell table:number-columns-repeated="16378"/>
        </table:table-row>
        <table:table-row table:style-name="ro1">
          <table:table-cell office:value-type="time" office:time-value="PT989626H16M27.000S" table:style-name="ce9">
            <text:p>10:16:27</text:p>
          </table:table-cell>
          <table:table-cell office:value-type="float" office:value="82.7" table:style-name="ce1">
            <text:p>82.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.3</text:p>
          </table:table-cell>
          <table:table-cell office:value-type="float" office:value="93.7" table:style-name="ce1">
            <text:p>93.7</text:p>
          </table:table-cell>
          <table:table-cell table:number-columns-repeated="16378"/>
        </table:table-row>
        <table:table-row table:style-name="ro1">
          <table:table-cell office:value-type="time" office:time-value="PT989626H16M57.000S" table:style-name="ce9">
            <text:p>10:16:57</text:p>
          </table:table-cell>
          <table:table-cell office:value-type="float" office:value="86.1" table:style-name="ce1">
            <text:p>86.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94.1" table:style-name="ce1">
            <text:p>94.1</text:p>
          </table:table-cell>
          <table:table-cell table:number-columns-repeated="16378"/>
        </table:table-row>
        <table:table-row table:style-name="ro1">
          <table:table-cell office:value-type="time" office:time-value="PT989626H17M27.000S" table:style-name="ce9">
            <text:p>10:17:27</text:p>
          </table:table-cell>
          <table:table-cell office:value-type="float" office:value="77.3" table:style-name="ce1">
            <text:p>77.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3.6" table:style-name="ce1">
            <text:p>13.6</text:p>
          </table:table-cell>
          <table:table-cell office:value-type="float" office:value="86.3" table:style-name="ce1">
            <text:p>86.3</text:p>
          </table:table-cell>
          <table:table-cell table:number-columns-repeated="16378"/>
        </table:table-row>
        <table:table-row table:style-name="ro1">
          <table:table-cell office:value-type="time" office:time-value="PT989626H17M57.000S" table:style-name="ce9">
            <text:p>10:17:57</text:p>
          </table:table-cell>
          <table:table-cell office:value-type="float" office:value="87.8" table:style-name="ce1">
            <text:p>87.8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time" office:time-value="PT989626H18M27.000S" table:style-name="ce9">
            <text:p>10:18:27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34.1" table:style-name="ce1">
            <text:p>34.1</text:p>
          </table:table-cell>
          <table:table-cell table:number-columns-repeated="16378"/>
        </table:table-row>
        <table:table-row table:style-name="ro1">
          <table:table-cell office:value-type="time" office:time-value="PT989626H18M57.000S" table:style-name="ce9">
            <text:p>10:18:57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9626H19M27.000S" table:style-name="ce9">
            <text:p>10:19:27</text:p>
          </table:table-cell>
          <table:table-cell office:value-type="float" office:value="22.1" table:style-name="ce1">
            <text:p>22.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30.400000000000002" table:style-name="ce1">
            <text:p>30.4</text:p>
          </table:table-cell>
          <table:table-cell table:number-columns-repeated="16378"/>
        </table:table-row>
        <table:table-row table:style-name="ro1">
          <table:table-cell office:value-type="time" office:time-value="PT989626H19M57.000S" table:style-name="ce9">
            <text:p>10:19:57</text:p>
          </table:table-cell>
          <table:table-cell office:value-type="float" office:value="14.1" table:style-name="ce1">
            <text:p>14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20.100000000000001" table:style-name="ce1">
            <text:p>20.1</text:p>
          </table:table-cell>
          <table:table-cell table:number-columns-repeated="16378"/>
        </table:table-row>
        <table:table-row table:style-name="ro1">
          <table:table-cell office:value-type="time" office:time-value="PT989626H20M27.000S" table:style-name="ce9">
            <text:p>10:20:27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6" table:style-name="ce1">
            <text:p>3.6</text:p>
          </table:table-cell>
          <table:table-cell table:number-columns-repeated="16378"/>
        </table:table-row>
        <table:table-row table:style-name="ro1">
          <table:table-cell office:value-type="time" office:time-value="PT989626H20M57.000S" table:style-name="ce9">
            <text:p>10:20:57</text:p>
          </table:table-cell>
          <table:table-cell office:value-type="float" office:value="2.4" table:style-name="ce1">
            <text:p>2.4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94.7" table:style-name="ce1">
            <text:p>94.7</text:p>
          </table:table-cell>
          <table:table-cell office:value-type="float" office:value="5.1999999999999993" table:style-name="ce1">
            <text:p>5.2</text:p>
          </table:table-cell>
          <table:table-cell table:number-columns-repeated="16378"/>
        </table:table-row>
        <table:table-row table:style-name="ro1">
          <table:table-cell office:value-type="time" office:time-value="PT989626H21M27.000S" table:style-name="ce9">
            <text:p>10:21:27</text:p>
          </table:table-cell>
          <table:table-cell office:value-type="float" office:value="4.2" table:style-name="ce1">
            <text:p>4.2</text:p>
          </table:table-cell>
          <table:table-cell office:value-type="float" office:value="2.7" table:style-name="ce1">
            <text:p>2.7</text:p>
          </table:table-cell>
          <table:table-cell office:value-type="float" office:value="0.2" table:style-name="ce1">
            <text:p>0.2</text:p>
          </table:table-cell>
          <table:table-cell office:value-type="float" office:value="92.9" table:style-name="ce1">
            <text:p>92.9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9626H21M57.000S" table:style-name="ce9">
            <text:p>10:21:5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9626H22M27.000S" table:style-name="ce9">
            <text:p>10:22:27</text:p>
          </table:table-cell>
          <table:table-cell office:value-type="float" office:value="7.6" table:style-name="ce1">
            <text:p>7.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" table:style-name="ce1">
            <text:p>0</text:p>
          </table:table-cell>
          <table:table-cell office:value-type="float" office:value="73.5" table:style-name="ce1">
            <text:p>73.5</text:p>
          </table:table-cell>
          <table:table-cell office:value-type="float" office:value="26.5" table:style-name="ce1">
            <text:p>26.5</text:p>
          </table:table-cell>
          <table:table-cell table:number-columns-repeated="16378"/>
        </table:table-row>
        <table:table-row table:style-name="ro1">
          <table:table-cell office:value-type="time" office:time-value="PT989626H22M57.000S" table:style-name="ce9">
            <text:p>10:22:57</text:p>
          </table:table-cell>
          <table:table-cell office:value-type="float" office:value="5.4" table:style-name="ce1">
            <text:p>5.4</text:p>
          </table:table-cell>
          <table:table-cell office:value-type="float" office:value="11.8" table:style-name="ce1">
            <text:p>11.8</text:p>
          </table:table-cell>
          <table:table-cell office:value-type="float" office:value="0.2" table:style-name="ce1">
            <text:p>0.2</text:p>
          </table:table-cell>
          <table:table-cell office:value-type="float" office:value="82.6" table:style-name="ce1">
            <text:p>82.6</text:p>
          </table:table-cell>
          <table:table-cell office:value-type="float" office:value="17.200000000000003" table:style-name="ce1">
            <text:p>17.2</text:p>
          </table:table-cell>
          <table:table-cell table:number-columns-repeated="16378"/>
        </table:table-row>
        <table:table-row table:style-name="ro1">
          <table:table-cell office:value-type="time" office:time-value="PT989626H23M27.000S" table:style-name="ce9">
            <text:p>10:23:27</text:p>
          </table:table-cell>
          <table:table-cell office:value-type="float" office:value="11.2" table:style-name="ce1">
            <text:p>11.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0.8" table:style-name="ce1">
            <text:p>70.8</text:p>
          </table:table-cell>
          <table:table-cell office:value-type="float" office:value="29.2" table:style-name="ce1">
            <text:p>29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8.352941176470591" table:style-name="ce1">
            <text:p>28.35294118</text:p>
          </table:table-cell>
          <table:table-cell office:value-type="float" office:value="7.0823529411764721" table:style-name="ce1">
            <text:p>7.082352941</text:p>
          </table:table-cell>
          <table:table-cell office:value-type="float" office:value="2.3529411764705882E-2" table:style-name="ce1">
            <text:p>0.023529412</text:p>
          </table:table-cell>
          <table:table-cell office:value-type="float" office:value="64.517647058823528" table:style-name="ce1">
            <text:p>64.51764706</text:p>
          </table:table-cell>
          <table:table-cell office:value-type="float" office:value="35.435294117647061" table:style-name="ce1">
            <text:p>35.43529412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23" table:contains-header="false" table:orientation="column">
          <table:sort>
            <table:sort-by table:field-number="22" table:order="descending"/>
          </table:sort>
        </table:database-range>
        <table:database-range table:target-range-address="DISKBUSY.B1:DISKBUSY.E23" table:contains-header="false" table:orientation="column">
          <table:sort>
            <table:sort-by table:field-number="22" table:order="descending"/>
          </table:sort>
        </table:database-range>
        <table:database-range table:target-range-address="DISKREAD.B1:DISKREAD.E23" table:contains-header="false" table:orientation="column">
          <table:sort>
            <table:sort-by table:field-number="22" table:order="descending"/>
          </table:sort>
        </table:database-range>
        <table:database-range table:target-range-address="DISKWRITE.B1:DISKWRITE.E23" table:contains-header="false" table:orientation="column">
          <table:sort>
            <table:sort-by table:field-number="22" table:order="descending"/>
          </table:sort>
        </table:database-range>
        <table:database-range table:target-range-address="DISKXFER.B1:DISKXFER.E23" table:contains-header="false" table:orientation="column">
          <table:sort>
            <table:sort-by table:field-number="2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Windows User</dc:creator>
    <meta:creation-date>2012-11-21T05:24:19Z</meta:creation-date>
    <dc:date>2012-11-21T05:24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8" chart:class="chart:line" chart:attached-axis="primary-y" chart:style-name="G0S0">
            <chart:data-point chart:repeated="17"/>
          </chart:series>
          <chart:series chart:values-cell-range-address="DISK_SUMM.$D$2:.$D$18" chart:class="chart:line" chart:attached-axis="secondary-y" chart:style-name="G1S0"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8" chart:class="chart:line" chart:attached-axis="primary-y" chart:style-name="G0S0">
            <chart:data-point chart:repeated="17"/>
          </chart:series>
          <chart:series chart:label-cell-address="DISKBUSY.$C$1" chart:values-cell-range-address="DISKBUSY.$C$2:.$C$18" chart:class="chart:line" chart:attached-axis="primary-y" chart:style-name="G0S1">
            <chart:data-point chart:repeated="17"/>
          </chart:series>
          <chart:series chart:label-cell-address="DISKBUSY.$D$1" chart:values-cell-range-address="DISKBUSY.$D$2:.$D$18" chart:class="chart:line" chart:attached-axis="primary-y" chart:style-name="G0S2">
            <chart:data-point chart:repeated="17"/>
          </chart:series>
          <chart:series chart:label-cell-address="DISKBUSY.$E$1" chart:values-cell-range-address="DISKBUSY.$E$2:.$E$18" chart:class="chart:line" chart:attached-axis="primary-y" chart:style-name="G0S3">
            <chart:data-point chart:repeated="1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20:.$E$20" chart:class="chart:bar" chart:attached-axis="primary-y" chart:style-name="G0S0">
            <chart:data-point chart:repeated="4"/>
          </chart:series>
          <chart:series chart:values-cell-range-address="DISKREAD.$B$21:.$E$21" chart:class="chart:bar" chart:attached-axis="primary-y" chart:style-name="G0S1">
            <chart:data-point chart:repeated="4"/>
          </chart:series>
          <chart:series chart:values-cell-range-address="DISKREAD.$B$22:.$E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8" chart:class="chart:line" chart:attached-axis="primary-y" chart:style-name="G0S0">
            <chart:data-point chart:repeated="17"/>
          </chart:series>
          <chart:series chart:label-cell-address="DISKREAD.$C$1" chart:values-cell-range-address="DISKREAD.$C$2:.$C$18" chart:class="chart:line" chart:attached-axis="primary-y" chart:style-name="G0S1">
            <chart:data-point chart:repeated="17"/>
          </chart:series>
          <chart:series chart:label-cell-address="DISKREAD.$D$1" chart:values-cell-range-address="DISKREAD.$D$2:.$D$18" chart:class="chart:line" chart:attached-axis="primary-y" chart:style-name="G0S2">
            <chart:data-point chart:repeated="17"/>
          </chart:series>
          <chart:series chart:label-cell-address="DISKREAD.$E$1" chart:values-cell-range-address="DISKREAD.$E$2:.$E$18" chart:class="chart:line" chart:attached-axis="primary-y" chart:style-name="G0S3">
            <chart:data-point chart:repeated="1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20:.$E$20" chart:class="chart:bar" chart:attached-axis="primary-y" chart:style-name="G0S0">
            <chart:data-point chart:repeated="4"/>
          </chart:series>
          <chart:series chart:values-cell-range-address="DISKWRITE.$B$21:.$E$21" chart:class="chart:bar" chart:attached-axis="primary-y" chart:style-name="G0S1">
            <chart:data-point chart:repeated="4"/>
          </chart:series>
          <chart:series chart:values-cell-range-address="DISKWRITE.$B$22:.$E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8" chart:class="chart:line" chart:attached-axis="primary-y" chart:style-name="G0S0">
            <chart:data-point chart:repeated="17"/>
          </chart:series>
          <chart:series chart:label-cell-address="DISKWRITE.$C$1" chart:values-cell-range-address="DISKWRITE.$C$2:.$C$18" chart:class="chart:line" chart:attached-axis="primary-y" chart:style-name="G0S1">
            <chart:data-point chart:repeated="17"/>
          </chart:series>
          <chart:series chart:label-cell-address="DISKWRITE.$D$1" chart:values-cell-range-address="DISKWRITE.$D$2:.$D$18" chart:class="chart:line" chart:attached-axis="primary-y" chart:style-name="G0S2">
            <chart:data-point chart:repeated="17"/>
          </chart:series>
          <chart:series chart:label-cell-address="DISKWRITE.$E$1" chart:values-cell-range-address="DISKWRITE.$E$2:.$E$18" chart:class="chart:line" chart:attached-axis="primary-y" chart:style-name="G0S3">
            <chart:data-point chart:repeated="1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20:.$E$20" chart:class="chart:bar" chart:attached-axis="primary-y" chart:style-name="G0S0">
            <chart:data-point chart:repeated="4"/>
          </chart:series>
          <chart:series chart:values-cell-range-address="DISKXFER.$B$21:.$E$21" chart:class="chart:bar" chart:attached-axis="primary-y" chart:style-name="G0S1">
            <chart:data-point chart:repeated="4"/>
          </chart:series>
          <chart:series chart:values-cell-range-address="DISKXFER.$B$22:.$E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8" chart:class="chart:line" chart:attached-axis="primary-y" chart:style-name="G0S0">
            <chart:data-point chart:repeated="17"/>
          </chart:series>
          <chart:series chart:label-cell-address="DISKXFER.$C$1" chart:values-cell-range-address="DISKXFER.$C$2:.$C$18" chart:class="chart:line" chart:attached-axis="primary-y" chart:style-name="G0S1">
            <chart:data-point chart:repeated="17"/>
          </chart:series>
          <chart:series chart:label-cell-address="DISKXFER.$D$1" chart:values-cell-range-address="DISKXFER.$D$2:.$D$18" chart:class="chart:line" chart:attached-axis="primary-y" chart:style-name="G0S2">
            <chart:data-point chart:repeated="17"/>
          </chart:series>
          <chart:series chart:label-cell-address="DISKXFER.$E$1" chart:values-cell-range-address="DISKXFER.$E$2:.$E$18" chart:class="chart:line" chart:attached-axis="primary-y" chart:style-name="G0S3">
            <chart:data-point chart:repeated="1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20" chart:values-cell-range-address="JFSFILE.$B$20:.$F$20" chart:class="chart:bar" chart:attached-axis="primary-y" chart:style-name="G0S0">
            <chart:data-point chart:repeated="5"/>
          </chart:series>
          <chart:series chart:label-cell-address="JFSFILE.$A$21" chart:values-cell-range-address="JFSFILE.$B$21:.$F$21" chart:class="chart:bar" chart:attached-axis="primary-y" chart:style-name="G0S1">
            <chart:data-point chart:repeated="5"/>
          </chart:series>
          <chart:series chart:label-cell-address="JFSFILE.$A$22" chart:values-cell-range-address="JFSFILE.$B$22:.$F$2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8" chart:class="chart:line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8"/>
          </chart:axis>
          <chart:axis chart:dimension="y" chart:name="primary-y" chart:style-name="Axs1"/>
          <chart:series chart:label-cell-address="MEM.$B$1" chart:values-cell-range-address="MEM.$B$2:.$B$18" chart:class="chart:area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8"/>
          </chart:axis>
          <chart:axis chart:dimension="y" chart:name="primary-y" chart:style-name="Axs1"/>
          <chart:series chart:label-cell-address="CPU_ALL.$B$1" chart:values-cell-range-address="CPU_ALL.$B$2:.$B$18" chart:class="chart:area" chart:attached-axis="primary-y" chart:style-name="G0S0">
            <chart:data-point chart:repeated="17"/>
          </chart:series>
          <chart:series chart:label-cell-address="CPU_ALL.$C$1" chart:values-cell-range-address="CPU_ALL.$C$2:.$C$18" chart:class="chart:area" chart:attached-axis="primary-y" chart:style-name="G0S1">
            <chart:data-point chart:repeated="17"/>
          </chart:series>
          <chart:series chart:label-cell-address="CPU_ALL.$D$1" chart:values-cell-range-address="CPU_ALL.$D$2:.$D$18" chart:class="chart:area" chart:attached-axis="primary-y" chart:style-name="G0S2"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260_Threads (KB/s) - 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8"/>
          </chart:axis>
          <chart:axis chart:dimension="y" chart:name="primary-y" chart:style-name="Axs1"/>
          <chart:series chart:label-cell-address="NET.$I$1" chart:values-cell-range-address="NET.$I$2:.$I$18" chart:class="chart:area" chart:attached-axis="primary-y" chart:style-name="G0S1">
            <chart:data-point chart:repeated="17"/>
          </chart:series>
          <chart:series chart:label-cell-address="NET.$H$1" chart:values-cell-range-address="NET.$H$2:.$H$18" chart:class="chart:area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260_Threads (KB/s)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20" chart:values-cell-range-address="NET.$B$20:.$E$20" chart:class="chart:bar" chart:attached-axis="primary-y" chart:style-name="G0S0">
            <chart:data-point chart:repeated="4"/>
          </chart:series>
          <chart:series chart:label-cell-address="NET.$A$21" chart:values-cell-range-address="NET.$B$21:.$E$21" chart:class="chart:bar" chart:attached-axis="primary-y" chart:style-name="G0S1">
            <chart:data-point chart:repeated="4"/>
          </chart:series>
          <chart:series chart:label-cell-address="NET.$A$22" chart:values-cell-range-address="NET.$B$22:.$E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260_Threads (KB/s)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8"/>
          </chart:axis>
          <chart:axis chart:dimension="y" chart:name="primary-y" chart:style-name="Axs1"/>
          <chart:series chart:label-cell-address="NET.$B$1" chart:values-cell-range-address="NET.$B$2:.$B$18" chart:class="chart:area" chart:attached-axis="primary-y" chart:style-name="G0S0">
            <chart:data-point chart:repeated="17"/>
          </chart:series>
          <chart:series chart:label-cell-address="NET.$C$1" chart:values-cell-range-address="NET.$C$2:.$C$18" chart:class="chart:area" chart:attached-axis="primary-y" chart:style-name="G0S1">
            <chart:data-point chart:repeated="17"/>
          </chart:series>
          <chart:series chart:label-cell-address="NET.$D$1" chart:values-cell-range-address="NET.$D$2:.$D$18" chart:class="chart:area" chart:attached-axis="primary-y" chart:style-name="G0S2">
            <chart:data-point chart:repeated="17"/>
          </chart:series>
          <chart:series chart:label-cell-address="NET.$E$1" chart:values-cell-range-address="NET.$E$2:.$E$18" chart:class="chart:area" chart:attached-axis="primary-y" chart:style-name="G0S3">
            <chart:data-point chart:repeated="1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20" chart:values-cell-range-address="NETPACKET.$B$20:.$E$20" chart:class="chart:bar" chart:attached-axis="primary-y" chart:style-name="G0S0">
            <chart:data-point chart:repeated="4"/>
          </chart:series>
          <chart:series chart:label-cell-address="NETPACKET.$A$21" chart:values-cell-range-address="NETPACKET.$B$21:.$E$21" chart:class="chart:bar" chart:attached-axis="primary-y" chart:style-name="G0S1">
            <chart:data-point chart:repeated="4"/>
          </chart:series>
          <chart:series chart:label-cell-address="NETPACKET.$A$22" chart:values-cell-range-address="NETPACKET.$B$22:.$E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8" chart:class="chart:line" chart:attached-axis="primary-y" chart:style-name="G0S0">
            <chart:data-point chart:repeated="17"/>
          </chart:series>
          <chart:series chart:label-cell-address="NETPACKET.$C$1" chart:values-cell-range-address="NETPACKET.$C$2:.$C$18" chart:class="chart:line" chart:attached-axis="primary-y" chart:style-name="G0S1">
            <chart:data-point chart:repeated="17"/>
          </chart:series>
          <chart:series chart:label-cell-address="NETPACKET.$D$1" chart:values-cell-range-address="NETPACKET.$D$2:.$D$18" chart:class="chart:line" chart:attached-axis="primary-y" chart:style-name="G0S2">
            <chart:data-point chart:repeated="17"/>
          </chart:series>
          <chart:series chart:label-cell-address="NETPACKET.$E$1" chart:values-cell-range-address="NETPACKET.$E$2:.$E$18" chart:class="chart:line" chart:attached-axis="primary-y" chart:style-name="G0S3">
            <chart:data-point chart:repeated="1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8" chart:class="chart:line" chart:attached-axis="primary-y" chart:style-name="G0S0">
            <chart:data-point chart:repeated="17"/>
          </chart:series>
          <chart:series chart:label-cell-address="PROC.$C$1" chart:values-cell-range-address="PROC.$C$2:.$C$18" chart:class="chart:line" chart:attached-axis="primary-y" chart:style-name="G0S1">
            <chart:data-point chart:repeated="1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8" chart:class="chart:line" chart:attached-axis="primary-y" chart:style-name="G0S0">
            <chart:data-point chart:repeated="17"/>
          </chart:series>
          <chart:series chart:values-cell-range-address="PROC.$E$2:.$E$18" chart:class="chart:line" chart:attached-axis="primary-y" chart:style-name="G0S1">
            <chart:data-point chart:repeated="1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8" chart:class="chart:line" chart:attached-axis="primary-y" chart:style-name="G0S0">
            <chart:data-point chart:repeated="17"/>
          </chart:series>
          <chart:series chart:values-cell-range-address="PROC.$I$2:.$I$18" chart:class="chart:line" chart:attached-axis="primary-y" chart:style-name="G0S1">
            <chart:data-point chart:repeated="1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8"/>
          </chart:axis>
          <chart:axis chart:dimension="y" chart:name="primary-y" chart:style-name="Axs1"/>
          <chart:series chart:label-cell-address="VM.$H$1" chart:values-cell-range-address="VM.$H$2:.$H$18" chart:class="chart:area" chart:attached-axis="primary-y" chart:style-name="G0S0">
            <chart:data-point chart:repeated="17"/>
          </chart:series>
          <chart:series chart:label-cell-address="VM.$I$1" chart:values-cell-range-address="VM.$I$2:.$I$18" chart:class="chart:area" chart:attached-axis="primary-y" chart:style-name="G0S1">
            <chart:data-point chart:repeated="1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8"/>
          </chart:axis>
          <chart:axis chart:dimension="y" chart:name="primary-y" chart:style-name="Axs1"/>
          <chart:series chart:label-cell-address="VM.$J$1" chart:values-cell-range-address="VM.$J$2:.$J$18" chart:class="chart:area" chart:attached-axis="primary-y" chart:style-name="G0S0">
            <chart:data-point chart:repeated="17"/>
          </chart:series>
          <chart:series chart:label-cell-address="VM.$K$1" chart:values-cell-range-address="VM.$K$2:.$K$18" chart:class="chart:area" chart:attached-axis="primary-y" chart:style-name="G0S1">
            <chart:data-point chart:repeated="1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8"/>
          </chart:axis>
          <chart:axis chart:dimension="y" chart:name="primary-y" chart:style-name="Axs1"/>
          <chart:series chart:label-cell-address="CPU_ALL.$G$1" chart:values-cell-range-address="CPU_ALL.$G$2:.$G$18" chart:class="chart:area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8"/>
          </chart:axis>
          <chart:axis chart:dimension="y" chart:name="primary-y" chart:style-name="Axs1"/>
          <chart:series chart:label-cell-address="CPU01.$B$1" chart:values-cell-range-address="CPU01.$B$2:.$B$18" chart:class="chart:area" chart:attached-axis="primary-y" chart:style-name="G0S0">
            <chart:data-point chart:repeated="17"/>
          </chart:series>
          <chart:series chart:label-cell-address="CPU01.$C$1" chart:values-cell-range-address="CPU01.$C$2:.$C$18" chart:class="chart:area" chart:attached-axis="primary-y" chart:style-name="G0S1">
            <chart:data-point chart:repeated="17"/>
          </chart:series>
          <chart:series chart:label-cell-address="CPU01.$D$1" chart:values-cell-range-address="CPU01.$D$2:.$D$18" chart:class="chart:area" chart:attached-axis="primary-y" chart:style-name="G0S2">
            <chart:data-point chart:repeated="1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8"/>
          </chart:axis>
          <chart:axis chart:dimension="y" chart:name="primary-y" chart:style-name="Axs1"/>
          <chart:series chart:label-cell-address="CPU02.$B$1" chart:values-cell-range-address="CPU02.$B$2:.$B$18" chart:class="chart:area" chart:attached-axis="primary-y" chart:style-name="G0S0">
            <chart:data-point chart:repeated="17"/>
          </chart:series>
          <chart:series chart:label-cell-address="CPU02.$C$1" chart:values-cell-range-address="CPU02.$C$2:.$C$18" chart:class="chart:area" chart:attached-axis="primary-y" chart:style-name="G0S1">
            <chart:data-point chart:repeated="17"/>
          </chart:series>
          <chart:series chart:label-cell-address="CPU02.$D$1" chart:values-cell-range-address="CPU02.$D$2:.$D$18" chart:class="chart:area" chart:attached-axis="primary-y" chart:style-name="G0S2">
            <chart:data-point chart:repeated="1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8"/>
          </chart:axis>
          <chart:axis chart:dimension="y" chart:name="primary-y" chart:style-name="Axs1"/>
          <chart:series chart:label-cell-address="CPU03.$B$1" chart:values-cell-range-address="CPU03.$B$2:.$B$18" chart:class="chart:area" chart:attached-axis="primary-y" chart:style-name="G0S0">
            <chart:data-point chart:repeated="17"/>
          </chart:series>
          <chart:series chart:label-cell-address="CPU03.$C$1" chart:values-cell-range-address="CPU03.$C$2:.$C$18" chart:class="chart:area" chart:attached-axis="primary-y" chart:style-name="G0S1">
            <chart:data-point chart:repeated="17"/>
          </chart:series>
          <chart:series chart:label-cell-address="CPU03.$D$1" chart:values-cell-range-address="CPU03.$D$2:.$D$18" chart:class="chart:area" chart:attached-axis="primary-y" chart:style-name="G0S2">
            <chart:data-point chart:repeated="1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8"/>
          </chart:axis>
          <chart:axis chart:dimension="y" chart:name="primary-y" chart:style-name="Axs1"/>
          <chart:series chart:label-cell-address="CPU04.$B$1" chart:values-cell-range-address="CPU04.$B$2:.$B$18" chart:class="chart:area" chart:attached-axis="primary-y" chart:style-name="G0S0">
            <chart:data-point chart:repeated="17"/>
          </chart:series>
          <chart:series chart:label-cell-address="CPU04.$C$1" chart:values-cell-range-address="CPU04.$C$2:.$C$18" chart:class="chart:area" chart:attached-axis="primary-y" chart:style-name="G0S1">
            <chart:data-point chart:repeated="17"/>
          </chart:series>
          <chart:series chart:label-cell-address="CPU04.$D$1" chart:values-cell-range-address="CPU04.$D$2:.$D$18" chart:class="chart:area" chart:attached-axis="primary-y" chart:style-name="G0S2">
            <chart:data-point chart:repeated="1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260_Threads - 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8" chart:class="chart:area" chart:attached-axis="primary-y" chart:style-name="G0S0">
            <chart:data-point chart:repeated="17"/>
          </chart:series>
          <chart:series chart:label-cell-address="DISK_SUMM.$C$1" chart:values-cell-range-address="DISK_SUMM.$C$2:.$C$18" chart:class="chart:area" chart:attached-axis="primary-y" chart:style-name="G0S1">
            <chart:data-point chart:repeated="17"/>
          </chart:series>
          <chart:series chart:values-cell-range-address="DISK_SUMM.$D$2:.$D$18" chart:class="chart:line" chart:attached-axis="secondary-y" chart:style-name="G1S0">
            <chart:data-point chart:repeated="1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20" chart:values-cell-range-address="DISK_SUMM.$B$20:.$D$20" chart:class="chart:bar" chart:attached-axis="primary-y" chart:style-name="G0S0">
            <chart:data-point chart:repeated="3"/>
          </chart:series>
          <chart:series chart:label-cell-address="DISK_SUMM.$A$21" chart:values-cell-range-address="DISK_SUMM.$B$21:.$D$21" chart:class="chart:bar" chart:attached-axis="primary-y" chart:style-name="G0S1">
            <chart:data-point chart:repeated="3"/>
          </chart:series>
          <chart:series chart:label-cell-address="DISK_SUMM.$A$22" chart:values-cell-range-address="DISK_SUMM.$B$22:.$D$2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260_Threads (Kbytes)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20:.$E$20" chart:class="chart:bar" chart:attached-axis="primary-y" chart:style-name="G0S0">
            <chart:data-point chart:repeated="4"/>
          </chart:series>
          <chart:series chart:values-cell-range-address="DISKBSIZE.$B$21:.$E$21" chart:class="chart:bar" chart:attached-axis="primary-y" chart:style-name="G0S1">
            <chart:data-point chart:repeated="4"/>
          </chart:series>
          <chart:series chart:values-cell-range-address="DISKBSIZE.$B$22:.$E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260_Threads (Kbytes)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8" chart:class="chart:line" chart:attached-axis="primary-y" chart:style-name="G0S0">
            <chart:data-point chart:repeated="17"/>
          </chart:series>
          <chart:series chart:label-cell-address="DISKBSIZE.$C$1" chart:values-cell-range-address="DISKBSIZE.$C$2:.$C$18" chart:class="chart:line" chart:attached-axis="primary-y" chart:style-name="G0S1">
            <chart:data-point chart:repeated="17"/>
          </chart:series>
          <chart:series chart:label-cell-address="DISKBSIZE.$D$1" chart:values-cell-range-address="DISKBSIZE.$D$2:.$D$18" chart:class="chart:line" chart:attached-axis="primary-y" chart:style-name="G0S2">
            <chart:data-point chart:repeated="17"/>
          </chart:series>
          <chart:series chart:label-cell-address="DISKBSIZE.$E$1" chart:values-cell-range-address="DISKBSIZE.$E$2:.$E$18" chart:class="chart:line" chart:attached-axis="primary-y" chart:style-name="G0S3">
            <chart:data-point chart:repeated="1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260_Threads <text:s text:c="1"/>11/2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20:.$E$20" chart:class="chart:bar" chart:attached-axis="primary-y" chart:style-name="G0S0">
            <chart:data-point chart:repeated="4"/>
          </chart:series>
          <chart:series chart:values-cell-range-address="DISKBUSY.$B$21:.$E$21" chart:class="chart:bar" chart:attached-axis="primary-y" chart:style-name="G0S1">
            <chart:data-point chart:repeated="4"/>
          </chart:series>
          <chart:series chart:values-cell-range-address="DISKBUSY.$B$22:.$E$2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